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446" calcext:value-type="float">
            <text:p>0.026446</text:p>
          </table:table-cell>
          <table:table-cell office:value-type="float" office:value="0.037332" calcext:value-type="float">
            <text:p>0.037332</text:p>
          </table:table-cell>
          <table:table-cell office:value-type="float" office:value="0.038796" calcext:value-type="float">
            <text:p>0.038796</text:p>
          </table:table-cell>
          <table:table-cell office:value-type="float" office:value="0.040826" calcext:value-type="float">
            <text:p>0.040826</text:p>
          </table:table-cell>
          <table:table-cell office:value-type="float" office:value="0.073813" calcext:value-type="float">
            <text:p>0.073813</text:p>
          </table:table-cell>
          <table:table-cell office:value-type="float" office:value="0.152349" calcext:value-type="float">
            <text:p>0.152349</text:p>
          </table:table-cell>
          <table:table-cell office:value-type="float" office:value="0.21745" calcext:value-type="float">
            <text:p>0.21745</text:p>
          </table:table-cell>
          <table:table-cell office:value-type="float" office:value="0.252538" calcext:value-type="float">
            <text:p>0.252538</text:p>
          </table:table-cell>
          <table:table-cell office:value-type="float" office:value="0.418253" calcext:value-type="float">
            <text:p>0.418253</text:p>
          </table:table-cell>
          <table:table-cell office:value-type="float" office:value="0.631688" calcext:value-type="float">
            <text:p>0.631688</text:p>
          </table:table-cell>
          <table:table-cell office:value-type="float" office:value="0.699693" calcext:value-type="float">
            <text:p>0.699693</text:p>
          </table:table-cell>
          <table:table-cell office:value-type="float" office:value="0.7" calcext:value-type="float">
            <text:p>0.7</text:p>
          </table:table-cell>
          <table:table-cell office:value-type="float" office:value="0.256274" calcext:value-type="float">
            <text:p>0.2562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9055" calcext:value-type="float">
            <text:p>0.039055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205998" calcext:value-type="float">
            <text:p>0.205998</text:p>
          </table:table-cell>
          <table:table-cell office:value-type="float" office:value="0.229941" calcext:value-type="float">
            <text:p>0.229941</text:p>
          </table:table-cell>
          <table:table-cell office:value-type="float" office:value="0.351051" calcext:value-type="float">
            <text:p>0.351051</text:p>
          </table:table-cell>
          <table:table-cell office:value-type="float" office:value="0.509587" calcext:value-type="float">
            <text:p>0.509587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675348" calcext:value-type="float">
            <text:p>0.675348</text:p>
          </table:table-cell>
          <table:table-cell office:value-type="float" office:value="0.699693" calcext:value-type="float">
            <text:p>0.69969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128" calcext:value-type="float">
            <text:p>0.41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222" calcext:value-type="float">
            <text:p>0.08222</text:p>
          </table:table-cell>
          <table:table-cell office:value-type="float" office:value="0.212751" calcext:value-type="float">
            <text:p>0.212751</text:p>
          </table:table-cell>
          <table:table-cell office:value-type="float" office:value="0.272845" calcext:value-type="float">
            <text:p>0.272845</text:p>
          </table:table-cell>
          <table:table-cell office:value-type="float" office:value="0.422267" calcext:value-type="float">
            <text:p>0.422267</text:p>
          </table:table-cell>
          <table:table-cell office:value-type="float" office:value="0.558937" calcext:value-type="float">
            <text:p>0.558937</text:p>
          </table:table-cell>
          <table:table-cell office:value-type="float" office:value="0.630649" calcext:value-type="float">
            <text:p>0.630649</text:p>
          </table:table-cell>
          <table:table-cell office:value-type="float" office:value="0.673908" calcext:value-type="float">
            <text:p>0.673908</text:p>
          </table:table-cell>
          <table:table-cell office:value-type="float" office:value="0.698253" calcext:value-type="float">
            <text:p>0.698253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495183" calcext:value-type="float">
            <text:p>0.4951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0697" calcext:value-type="float">
            <text:p>0.050697</text:p>
          </table:table-cell>
          <table:table-cell office:value-type="float" office:value="0.20477" calcext:value-type="float">
            <text:p>0.20477</text:p>
          </table:table-cell>
          <table:table-cell office:value-type="float" office:value="0.36961" calcext:value-type="float">
            <text:p>0.36961</text:p>
          </table:table-cell>
          <table:table-cell office:value-type="float" office:value="0.535277" calcext:value-type="float">
            <text:p>0.535277</text:p>
          </table:table-cell>
          <table:table-cell office:value-type="float" office:value="0.607438" calcext:value-type="float">
            <text:p>0.607438</text:p>
          </table:table-cell>
          <table:table-cell office:value-type="float" office:value="0.668194" calcext:value-type="float">
            <text:p>0.668194</text:p>
          </table:table-cell>
          <table:table-cell office:value-type="float" office:value="0.693577" calcext:value-type="float">
            <text:p>0.693577</text:p>
          </table:table-cell>
          <table:table-cell office:value-type="float" office:value="0.699976" calcext:value-type="float">
            <text:p>0.699976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22954" calcext:value-type="float">
            <text:p>0.5229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263495" calcext:value-type="float">
            <text:p>0.263495</text:p>
          </table:table-cell>
          <table:table-cell office:value-type="float" office:value="0.467084" calcext:value-type="float">
            <text:p>0.46708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51665" calcext:value-type="float">
            <text:p>0.651665</text:p>
          </table:table-cell>
          <table:table-cell office:value-type="float" office:value="0.686092" calcext:value-type="float">
            <text:p>0.686092</text:p>
          </table:table-cell>
          <table:table-cell office:value-type="float" office:value="0.69889" calcext:value-type="float">
            <text:p>0.69889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54234" calcext:value-type="float">
            <text:p>0.5542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137969" calcext:value-type="float">
            <text:p>0.137969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525974" calcext:value-type="float">
            <text:p>0.525974</text:p>
          </table:table-cell>
          <table:table-cell office:value-type="float" office:value="0.617426" calcext:value-type="float">
            <text:p>0.617426</text:p>
          </table:table-cell>
          <table:table-cell office:value-type="float" office:value="0.667532" calcext:value-type="float">
            <text:p>0.667532</text:p>
          </table:table-cell>
          <table:table-cell office:value-type="float" office:value="0.688524" calcext:value-type="float">
            <text:p>0.688524</text:p>
          </table:table-cell>
          <table:table-cell office:value-type="float" office:value="0.699103" calcext:value-type="float">
            <text:p>0.699103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74241" calcext:value-type="float">
            <text:p>0.5742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8819" calcext:value-type="float">
            <text:p>0.158819</text:p>
          </table:table-cell>
          <table:table-cell office:value-type="float" office:value="0.409492" calcext:value-type="float">
            <text:p>0.409492</text:p>
          </table:table-cell>
          <table:table-cell office:value-type="float" office:value="0.577497" calcext:value-type="float">
            <text:p>0.577497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67575" calcext:value-type="float">
            <text:p>0.67575</text:p>
          </table:table-cell>
          <table:table-cell office:value-type="float" office:value="0.693223" calcext:value-type="float">
            <text:p>0.693223</text:p>
          </table:table-cell>
          <table:table-cell office:value-type="float" office:value="0.699882" calcext:value-type="float">
            <text:p>0.69988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00071" calcext:value-type="float">
            <text:p>0.700071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595303" calcext:value-type="float">
            <text:p>0.5953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454664" calcext:value-type="float">
            <text:p>0.454664</text:p>
          </table:table-cell>
          <table:table-cell office:value-type="float" office:value="0.580071" calcext:value-type="float">
            <text:p>0.580071</text:p>
          </table:table-cell>
          <table:table-cell office:value-type="float" office:value="0.651004" calcext:value-type="float">
            <text:p>0.651004</text:p>
          </table:table-cell>
          <table:table-cell office:value-type="float" office:value="0.683211" calcext:value-type="float">
            <text:p>0.683211</text:p>
          </table:table-cell>
          <table:table-cell office:value-type="float" office:value="0.696741" calcext:value-type="float">
            <text:p>0.6967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142" calcext:value-type="float">
            <text:p>0.70014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04864" calcext:value-type="float">
            <text:p>0.6048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778" calcext:value-type="float">
            <text:p>0.19778</text:p>
          </table:table-cell>
          <table:table-cell office:value-type="float" office:value="0.483424" calcext:value-type="float">
            <text:p>0.483424</text:p>
          </table:table-cell>
          <table:table-cell office:value-type="float" office:value="0.606517" calcext:value-type="float">
            <text:p>0.606517</text:p>
          </table:table-cell>
          <table:table-cell office:value-type="float" office:value="0.664793" calcext:value-type="float">
            <text:p>0.664793</text:p>
          </table:table-cell>
          <table:table-cell office:value-type="float" office:value="0.687367" calcext:value-type="float">
            <text:p>0.687367</text:p>
          </table:table-cell>
          <table:table-cell office:value-type="float" office:value="0.697969" calcext:value-type="float">
            <text:p>0.697969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142" calcext:value-type="float">
            <text:p>0.70014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13799" calcext:value-type="float">
            <text:p>0.6137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2137" calcext:value-type="float">
            <text:p>0.252137</text:p>
          </table:table-cell>
          <table:table-cell office:value-type="float" office:value="0.517332" calcext:value-type="float">
            <text:p>0.517332</text:p>
          </table:table-cell>
          <table:table-cell office:value-type="float" office:value="0.618371" calcext:value-type="float">
            <text:p>0.618371</text:p>
          </table:table-cell>
          <table:table-cell office:value-type="float" office:value="0.671877" calcext:value-type="float">
            <text:p>0.671877</text:p>
          </table:table-cell>
          <table:table-cell office:value-type="float" office:value="0.690224" calcext:value-type="float">
            <text:p>0.690224</text:p>
          </table:table-cell>
          <table:table-cell office:value-type="float" office:value="0.69856" calcext:value-type="float">
            <text:p>0.69856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165" calcext:value-type="float">
            <text:p>0.700165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4867" calcext:value-type="float">
            <text:p>0.6248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5041" calcext:value-type="float">
            <text:p>0.275041</text:p>
          </table:table-cell>
          <table:table-cell office:value-type="float" office:value="0.556883" calcext:value-type="float">
            <text:p>0.556883</text:p>
          </table:table-cell>
          <table:table-cell office:value-type="float" office:value="0.642881" calcext:value-type="float">
            <text:p>0.642881</text:p>
          </table:table-cell>
          <table:table-cell office:value-type="float" office:value="0.682645" calcext:value-type="float">
            <text:p>0.682645</text:p>
          </table:table-cell>
          <table:table-cell office:value-type="float" office:value="0.695254" calcext:value-type="float">
            <text:p>0.695254</text:p>
          </table:table-cell>
          <table:table-cell office:value-type="float" office:value="0.699858" calcext:value-type="float">
            <text:p>0.699858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142" calcext:value-type="float">
            <text:p>0.70014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527" calcext:value-type="float">
            <text:p>0.635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27124" calcext:value-type="float">
            <text:p>0.27124</text:p>
          </table:table-cell>
          <table:table-cell office:value-type="float" office:value="0.537568" calcext:value-type="float">
            <text:p>0.537568</text:p>
          </table:table-cell>
          <table:table-cell office:value-type="float" office:value="0.641606" calcext:value-type="float">
            <text:p>0.641606</text:p>
          </table:table-cell>
          <table:table-cell office:value-type="float" office:value="0.683542" calcext:value-type="float">
            <text:p>0.683542</text:p>
          </table:table-cell>
          <table:table-cell office:value-type="float" office:value="0.697119" calcext:value-type="float">
            <text:p>0.697119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142" calcext:value-type="float">
            <text:p>0.70014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3122" calcext:value-type="float">
            <text:p>0.6331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96883" calcext:value-type="float">
            <text:p>0.296883</text:p>
          </table:table-cell>
          <table:table-cell office:value-type="float" office:value="0.57039" calcext:value-type="float">
            <text:p>0.57039</text:p>
          </table:table-cell>
          <table:table-cell office:value-type="float" office:value="0.666068" calcext:value-type="float">
            <text:p>0.666068</text:p>
          </table:table-cell>
          <table:table-cell office:value-type="float" office:value="0.690106" calcext:value-type="float">
            <text:p>0.690106</text:p>
          </table:table-cell>
          <table:table-cell office:value-type="float" office:value="0.698937" calcext:value-type="float">
            <text:p>0.69893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283" calcext:value-type="float">
            <text:p>0.700283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42267" calcext:value-type="float">
            <text:p>0.6422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576411" calcext:value-type="float">
            <text:p>0.576411</text:p>
          </table:table-cell>
          <table:table-cell office:value-type="float" office:value="0.66144" calcext:value-type="float">
            <text:p>0.66144</text:p>
          </table:table-cell>
          <table:table-cell office:value-type="float" office:value="0.687839" calcext:value-type="float">
            <text:p>0.687839</text:p>
          </table:table-cell>
          <table:table-cell office:value-type="float" office:value="0.698985" calcext:value-type="float">
            <text:p>0.69898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283" calcext:value-type="float">
            <text:p>0.700283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39934" calcext:value-type="float">
            <text:p>0.6399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63282" calcext:value-type="float">
            <text:p>0.363282</text:p>
          </table:table-cell>
          <table:table-cell office:value-type="float" office:value="0.604156" calcext:value-type="float">
            <text:p>0.604156</text:p>
          </table:table-cell>
          <table:table-cell office:value-type="float" office:value="0.667721" calcext:value-type="float">
            <text:p>0.667721</text:p>
          </table:table-cell>
          <table:table-cell office:value-type="float" office:value="0.694191" calcext:value-type="float">
            <text:p>0.694191</text:p>
          </table:table-cell>
          <table:table-cell office:value-type="float" office:value="0.699787" calcext:value-type="float">
            <text:p>0.69978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283" calcext:value-type="float">
            <text:p>0.700283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2942" calcext:value-type="float">
            <text:p>0.6529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22928" calcext:value-type="float">
            <text:p>0.322928</text:p>
          </table:table-cell>
          <table:table-cell office:value-type="float" office:value="0.606564" calcext:value-type="float">
            <text:p>0.606564</text:p>
          </table:table-cell>
          <table:table-cell office:value-type="float" office:value="0.669965" calcext:value-type="float">
            <text:p>0.669965</text:p>
          </table:table-cell>
          <table:table-cell office:value-type="float" office:value="0.691499" calcext:value-type="float">
            <text:p>0.691499</text:p>
          </table:table-cell>
          <table:table-cell office:value-type="float" office:value="0.69941" calcext:value-type="float">
            <text:p>0.69941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189" calcext:value-type="float">
            <text:p>0.700189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49055" calcext:value-type="float">
            <text:p>0.6490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14262" calcext:value-type="float">
            <text:p>0.414262</text:p>
          </table:table-cell>
          <table:table-cell office:value-type="float" office:value="0.639717" calcext:value-type="float">
            <text:p>0.639717</text:p>
          </table:table-cell>
          <table:table-cell office:value-type="float" office:value="0.68059" calcext:value-type="float">
            <text:p>0.68059</text:p>
          </table:table-cell>
          <table:table-cell office:value-type="float" office:value="0.697096" calcext:value-type="float">
            <text:p>0.69709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283" calcext:value-type="float">
            <text:p>0.700283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63195" calcext:value-type="float">
            <text:p>0.66319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71523" calcext:value-type="float">
            <text:p>0.371523</text:p>
          </table:table-cell>
          <table:table-cell office:value-type="float" office:value="0.643164" calcext:value-type="float">
            <text:p>0.643164</text:p>
          </table:table-cell>
          <table:table-cell office:value-type="float" office:value="0.687414" calcext:value-type="float">
            <text:p>0.687414</text:p>
          </table:table-cell>
          <table:table-cell office:value-type="float" office:value="0.698985" calcext:value-type="float">
            <text:p>0.69898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60158" calcext:value-type="float">
            <text:p>0.6601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63235" calcext:value-type="float">
            <text:p>0.463235</text:p>
          </table:table-cell>
          <table:table-cell office:value-type="float" office:value="0.662196" calcext:value-type="float">
            <text:p>0.662196</text:p>
          </table:table-cell>
          <table:table-cell office:value-type="float" office:value="0.692066" calcext:value-type="float">
            <text:p>0.692066</text:p>
          </table:table-cell>
          <table:table-cell office:value-type="float" office:value="0.699457" calcext:value-type="float">
            <text:p>0.69945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56" calcext:value-type="float">
            <text:p>0.70075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1771" calcext:value-type="float">
            <text:p>0.6717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44817" calcext:value-type="float">
            <text:p>0.444817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687863" calcext:value-type="float">
            <text:p>0.687863</text:p>
          </table:table-cell>
          <table:table-cell office:value-type="float" office:value="0.699174" calcext:value-type="float">
            <text:p>0.69917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67957" calcext:value-type="float">
            <text:p>0.6679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78725" calcext:value-type="float">
            <text:p>0.478725</text:p>
          </table:table-cell>
          <table:table-cell office:value-type="float" office:value="0.661771" calcext:value-type="float">
            <text:p>0.661771</text:p>
          </table:table-cell>
          <table:table-cell office:value-type="float" office:value="0.694522" calcext:value-type="float">
            <text:p>0.694522</text:p>
          </table:table-cell>
          <table:table-cell office:value-type="float" office:value="0.699929" calcext:value-type="float">
            <text:p>0.69992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3561" calcext:value-type="float">
            <text:p>0.6735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6812" calcext:value-type="float">
            <text:p>0.496812</text:p>
          </table:table-cell>
          <table:table-cell office:value-type="float" office:value="0.672822" calcext:value-type="float">
            <text:p>0.672822</text:p>
          </table:table-cell>
          <table:table-cell office:value-type="float" office:value="0.695702" calcext:value-type="float">
            <text:p>0.6957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6604" calcext:value-type="float">
            <text:p>0.6766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31074" calcext:value-type="float">
            <text:p>0.531074</text:p>
          </table:table-cell>
          <table:table-cell office:value-type="float" office:value="0.680024" calcext:value-type="float">
            <text:p>0.680024</text:p>
          </table:table-cell>
          <table:table-cell office:value-type="float" office:value="0.696364" calcext:value-type="float">
            <text:p>0.69636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0798" calcext:value-type="float">
            <text:p>0.68079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84604" calcext:value-type="float">
            <text:p>0.484604</text:p>
          </table:table-cell>
          <table:table-cell office:value-type="float" office:value="0.688501" calcext:value-type="float">
            <text:p>0.688501</text:p>
          </table:table-cell>
          <table:table-cell office:value-type="float" office:value="0.699906" calcext:value-type="float">
            <text:p>0.69990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7353" calcext:value-type="float">
            <text:p>0.6773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57993" calcext:value-type="float">
            <text:p>0.557993</text:p>
          </table:table-cell>
          <table:table-cell office:value-type="float" office:value="0.692373" calcext:value-type="float">
            <text:p>0.692373</text:p>
          </table:table-cell>
          <table:table-cell office:value-type="float" office:value="0.699882" calcext:value-type="float">
            <text:p>0.69988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5074" calcext:value-type="float">
            <text:p>0.6850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01417" calcext:value-type="float">
            <text:p>0.601417</text:p>
          </table:table-cell>
          <table:table-cell office:value-type="float" office:value="0.696836" calcext:value-type="float">
            <text:p>0.6968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9875" calcext:value-type="float">
            <text:p>0.6898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648548" calcext:value-type="float">
            <text:p>0.648548</text:p>
          </table:table-cell>
          <table:table-cell office:value-type="float" office:value="0.698749" calcext:value-type="float">
            <text:p>0.69874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4777" calcext:value-type="float">
            <text:p>0.69477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7521" calcext:value-type="float">
            <text:p>0.497521</text:p>
          </table:table-cell>
          <table:table-cell office:value-type="float" office:value="0.650484" calcext:value-type="float">
            <text:p>0.650484</text:p>
          </table:table-cell>
          <table:table-cell office:value-type="float" office:value="0.698394" calcext:value-type="float">
            <text:p>0.69839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4935" calcext:value-type="float">
            <text:p>0.6949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89587" calcext:value-type="float">
            <text:p>0.489587</text:p>
          </table:table-cell>
          <table:table-cell office:value-type="float" office:value="0.693506" calcext:value-type="float">
            <text:p>0.693506</text:p>
          </table:table-cell>
          <table:table-cell office:value-type="float" office:value="0.699929" calcext:value-type="float">
            <text:p>0.69992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8352" calcext:value-type="float">
            <text:p>0.6783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06895" calcext:value-type="float">
            <text:p>0.506895</text:p>
          </table:table-cell>
          <table:table-cell office:value-type="float" office:value="0.693341" calcext:value-type="float">
            <text:p>0.693341</text:p>
          </table:table-cell>
          <table:table-cell office:value-type="float" office:value="0.699882" calcext:value-type="float">
            <text:p>0.69988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0059" calcext:value-type="float">
            <text:p>0.6800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62527" calcext:value-type="float">
            <text:p>0.562527</text:p>
          </table:table-cell>
          <table:table-cell office:value-type="float" office:value="0.694191" calcext:value-type="float">
            <text:p>0.694191</text:p>
          </table:table-cell>
          <table:table-cell office:value-type="float" office:value="0.699953" calcext:value-type="float">
            <text:p>0.69995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5719" calcext:value-type="float">
            <text:p>0.6857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3554" calcext:value-type="float">
            <text:p>0.273554</text:p>
          </table:table-cell>
          <table:table-cell office:value-type="float" office:value="0.580307" calcext:value-type="float">
            <text:p>0.580307</text:p>
          </table:table-cell>
          <table:table-cell office:value-type="float" office:value="0.695159" calcext:value-type="float">
            <text:p>0.695159</text:p>
          </table:table-cell>
          <table:table-cell office:value-type="float" office:value="0.699953" calcext:value-type="float">
            <text:p>0.69995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7591" calcext:value-type="float">
            <text:p>0.6875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07698" calcext:value-type="float">
            <text:p>0.507698</text:p>
          </table:table-cell>
          <table:table-cell office:value-type="float" office:value="0.69523" calcext:value-type="float">
            <text:p>0.6952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0342" calcext:value-type="float">
            <text:p>0.6803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538725" calcext:value-type="float">
            <text:p>0.538725</text:p>
          </table:table-cell>
          <table:table-cell office:value-type="float" office:value="0.695868" calcext:value-type="float">
            <text:p>0.69586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3509" calcext:value-type="float">
            <text:p>0.6835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549492" calcext:value-type="float">
            <text:p>0.549492</text:p>
          </table:table-cell>
          <table:table-cell office:value-type="float" office:value="0.695655" calcext:value-type="float">
            <text:p>0.6956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4564" calcext:value-type="float">
            <text:p>0.6845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0706" calcext:value-type="float">
            <text:p>0.50706</text:p>
          </table:table-cell>
          <table:table-cell office:value-type="float" office:value="0.695183" calcext:value-type="float">
            <text:p>0.69518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0272" calcext:value-type="float">
            <text:p>0.6802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64652" calcext:value-type="float">
            <text:p>0.564652</text:p>
          </table:table-cell>
          <table:table-cell office:value-type="float" office:value="0.694026" calcext:value-type="float">
            <text:p>0.69402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5915" calcext:value-type="float">
            <text:p>0.6859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75679" calcext:value-type="float">
            <text:p>0.575679</text:p>
          </table:table-cell>
          <table:table-cell office:value-type="float" office:value="0.699221" calcext:value-type="float">
            <text:p>0.6992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7542" calcext:value-type="float">
            <text:p>0.6875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10224" calcext:value-type="float">
            <text:p>0.610224</text:p>
          </table:table-cell>
          <table:table-cell office:value-type="float" office:value="0.69863" calcext:value-type="float">
            <text:p>0.6986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0935" calcext:value-type="float">
            <text:p>0.6909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40756" calcext:value-type="float">
            <text:p>0.640756</text:p>
          </table:table-cell>
          <table:table-cell office:value-type="float" office:value="0.699481" calcext:value-type="float">
            <text:p>0.69948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4071" calcext:value-type="float">
            <text:p>0.6940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04959" calcext:value-type="float">
            <text:p>0.604959</text:p>
          </table:table-cell>
          <table:table-cell office:value-type="float" office:value="0.673459" calcext:value-type="float">
            <text:p>0.673459</text:p>
          </table:table-cell>
          <table:table-cell office:value-type="float" office:value="0.699528" calcext:value-type="float">
            <text:p>0.69952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72" calcext:value-type="float">
            <text:p>0.700472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7346" calcext:value-type="float">
            <text:p>0.6973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.699433" calcext:value-type="float">
            <text:p>0.69943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1573" calcext:value-type="float">
            <text:p>0.6915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22196" calcext:value-type="float">
            <text:p>0.622196</text:p>
          </table:table-cell>
          <table:table-cell office:value-type="float" office:value="0.699055" calcext:value-type="float">
            <text:p>0.6990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43" calcext:value-type="float">
            <text:p>0.700543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2179" calcext:value-type="float">
            <text:p>0.6921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556529" calcext:value-type="float">
            <text:p>0.556529</text:p>
          </table:table-cell>
          <table:table-cell office:value-type="float" office:value="0.698371" calcext:value-type="float">
            <text:p>0.69837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79" calcext:value-type="float">
            <text:p>0.70077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5568" calcext:value-type="float">
            <text:p>0.68556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05856" calcext:value-type="float">
            <text:p>0.605856</text:p>
          </table:table-cell>
          <table:table-cell office:value-type="float" office:value="0.698914" calcext:value-type="float">
            <text:p>0.6989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03" calcext:value-type="float">
            <text:p>0.700803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0557" calcext:value-type="float">
            <text:p>0.6905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22999" calcext:value-type="float">
            <text:p>0.622999</text:p>
          </table:table-cell>
          <table:table-cell office:value-type="float" office:value="0.698276" calcext:value-type="float">
            <text:p>0.6982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5" calcext:value-type="float">
            <text:p>0.70085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2213" calcext:value-type="float">
            <text:p>0.6922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23424" calcext:value-type="float">
            <text:p>0.623424</text:p>
          </table:table-cell>
          <table:table-cell office:value-type="float" office:value="0.698465" calcext:value-type="float">
            <text:p>0.69846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38" calcext:value-type="float">
            <text:p>0.700638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2253" calcext:value-type="float">
            <text:p>0.6922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569374" calcext:value-type="float">
            <text:p>0.569374</text:p>
          </table:table-cell>
          <table:table-cell office:value-type="float" office:value="0.699575" calcext:value-type="float">
            <text:p>0.69957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79" calcext:value-type="float">
            <text:p>0.70077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6973" calcext:value-type="float">
            <text:p>0.68697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43684" calcext:value-type="float">
            <text:p>0.643684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9" calcext:value-type="float">
            <text:p>0.7005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442" calcext:value-type="float">
            <text:p>0.6944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4711" calcext:value-type="float">
            <text:p>0.534711</text:p>
          </table:table-cell>
          <table:table-cell office:value-type="float" office:value="0.670177" calcext:value-type="float">
            <text:p>0.670177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43" calcext:value-type="float">
            <text:p>0.700543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707" calcext:value-type="float">
            <text:p>0.697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53176" calcext:value-type="float">
            <text:p>0.6531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519" calcext:value-type="float">
            <text:p>0.70051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537" calcext:value-type="float">
            <text:p>0.695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78512" calcext:value-type="float">
            <text:p>0.578512</text:p>
          </table:table-cell>
          <table:table-cell office:value-type="float" office:value="0.677615" calcext:value-type="float">
            <text:p>0.6776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33" calcext:value-type="float">
            <text:p>0.701133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875" calcext:value-type="float">
            <text:p>0.6978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12586" calcext:value-type="float">
            <text:p>0.612586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45" calcext:value-type="float">
            <text:p>0.70094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1344" calcext:value-type="float">
            <text:p>0.69134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595962" calcext:value-type="float">
            <text:p>0.595962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15" calcext:value-type="float">
            <text:p>0.70101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89681" calcext:value-type="float">
            <text:p>0.68968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664793" calcext:value-type="float">
            <text:p>0.6647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55" calcext:value-type="float">
            <text:p>0.696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63259" calcext:value-type="float">
            <text:p>0.663259</text:p>
          </table:table-cell>
          <table:table-cell office:value-type="float" office:value="0.69974" calcext:value-type="float">
            <text:p>0.699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74" calcext:value-type="float">
            <text:p>0.700874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387" calcext:value-type="float">
            <text:p>0.69638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57851" calcext:value-type="float">
            <text:p>0.357851</text:p>
          </table:table-cell>
          <table:table-cell office:value-type="float" office:value="0.664652" calcext:value-type="float">
            <text:p>0.664652</text:p>
          </table:table-cell>
          <table:table-cell office:value-type="float" office:value="0.699858" calcext:value-type="float">
            <text:p>0.69985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519" calcext:value-type="float">
            <text:p>0.69651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51358" calcext:value-type="float">
            <text:p>0.651358</text:p>
          </table:table-cell>
          <table:table-cell office:value-type="float" office:value="0.699599" calcext:value-type="float">
            <text:p>0.6995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81" calcext:value-type="float">
            <text:p>0.70118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214" calcext:value-type="float">
            <text:p>0.6952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47107" calcext:value-type="float">
            <text:p>0.647107</text:p>
          </table:table-cell>
          <table:table-cell office:value-type="float" office:value="0.699787" calcext:value-type="float">
            <text:p>0.69978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04" calcext:value-type="float">
            <text:p>0.701204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81" calcext:value-type="float">
            <text:p>0.6948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2562" calcext:value-type="float">
            <text:p>0.592562</text:p>
          </table:table-cell>
          <table:table-cell office:value-type="float" office:value="0.682928" calcext:value-type="float">
            <text:p>0.682928</text:p>
          </table:table-cell>
          <table:table-cell office:value-type="float" office:value="0.699811" calcext:value-type="float">
            <text:p>0.69981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97" calcext:value-type="float">
            <text:p>0.700897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8364" calcext:value-type="float">
            <text:p>0.6983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1157" calcext:value-type="float">
            <text:p>0.561157</text:p>
          </table:table-cell>
          <table:table-cell office:value-type="float" office:value="0.676765" calcext:value-type="float">
            <text:p>0.676765</text:p>
          </table:table-cell>
          <table:table-cell office:value-type="float" office:value="0.699811" calcext:value-type="float">
            <text:p>0.69981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15" calcext:value-type="float">
            <text:p>0.70101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759" calcext:value-type="float">
            <text:p>0.69775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38819" calcext:value-type="float">
            <text:p>0.638819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005" calcext:value-type="float">
            <text:p>0.69400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44604" calcext:value-type="float">
            <text:p>0.6446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588" calcext:value-type="float">
            <text:p>0.6945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38607" calcext:value-type="float">
            <text:p>0.6386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1" calcext:value-type="float">
            <text:p>0.70092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3953" calcext:value-type="float">
            <text:p>0.69395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55301" calcext:value-type="float">
            <text:p>0.65530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1" calcext:value-type="float">
            <text:p>0.70092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622" calcext:value-type="float">
            <text:p>0.69562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7124" calcext:value-type="float">
            <text:p>0.57124</text:p>
          </table:table-cell>
          <table:table-cell office:value-type="float" office:value="0.699764" calcext:value-type="float">
            <text:p>0.6997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87166" calcext:value-type="float">
            <text:p>0.6871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63495" calcext:value-type="float">
            <text:p>0.66349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418" calcext:value-type="float">
            <text:p>0.6964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62999" calcext:value-type="float">
            <text:p>0.6629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368" calcext:value-type="float">
            <text:p>0.6963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66116" calcext:value-type="float">
            <text:p>0.366116</text:p>
          </table:table-cell>
          <table:table-cell office:value-type="float" office:value="0.683542" calcext:value-type="float">
            <text:p>0.68354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03" calcext:value-type="float">
            <text:p>0.700803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8434" calcext:value-type="float">
            <text:p>0.69843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25974" calcext:value-type="float">
            <text:p>0.6259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5" calcext:value-type="float">
            <text:p>0.700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2682" calcext:value-type="float">
            <text:p>0.69268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66116" calcext:value-type="float">
            <text:p>0.366116</text:p>
          </table:table-cell>
          <table:table-cell office:value-type="float" office:value="0.672987" calcext:value-type="float">
            <text:p>0.6729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14" calcext:value-type="float">
            <text:p>0.700614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36" calcext:value-type="float">
            <text:p>0.6973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44321" calcext:value-type="float">
            <text:p>0.6443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14" calcext:value-type="float">
            <text:p>0.700614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494" calcext:value-type="float">
            <text:p>0.69449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0579" calcext:value-type="float">
            <text:p>0.230579</text:p>
          </table:table-cell>
          <table:table-cell office:value-type="float" office:value="0.677143" calcext:value-type="float">
            <text:p>0.6771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38" calcext:value-type="float">
            <text:p>0.70063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778" calcext:value-type="float">
            <text:p>0.69777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69728" calcext:value-type="float">
            <text:p>0.66972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039" calcext:value-type="float">
            <text:p>0.69703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651854" calcext:value-type="float">
            <text:p>0.65185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251" calcext:value-type="float">
            <text:p>0.69525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638937" calcext:value-type="float">
            <text:p>0.63893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874" calcext:value-type="float">
            <text:p>0.700874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3981" calcext:value-type="float">
            <text:p>0.69398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4463" calcext:value-type="float">
            <text:p>0.364463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994" calcext:value-type="float">
            <text:p>0.6969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665856" calcext:value-type="float">
            <text:p>0.665856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38" calcext:value-type="float">
            <text:p>0.70063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642" calcext:value-type="float">
            <text:p>0.69664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644888" calcext:value-type="float">
            <text:p>0.644888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79" calcext:value-type="float">
            <text:p>0.700779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557" calcext:value-type="float">
            <text:p>0.6945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644274" calcext:value-type="float">
            <text:p>0.644274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5" calcext:value-type="float">
            <text:p>0.700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463" calcext:value-type="float">
            <text:p>0.69446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256" calcext:value-type="float">
            <text:p>0.69525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648713" calcext:value-type="float">
            <text:p>0.648713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4947" calcext:value-type="float">
            <text:p>0.69494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657048" calcext:value-type="float">
            <text:p>0.657048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724" calcext:value-type="float">
            <text:p>0.69572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0083" calcext:value-type="float">
            <text:p>0.490083</text:p>
          </table:table-cell>
          <table:table-cell office:value-type="float" office:value="0.680118" calcext:value-type="float">
            <text:p>0.680118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21" calcext:value-type="float">
            <text:p>0.70092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8099" calcext:value-type="float">
            <text:p>0.6980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90083" calcext:value-type="float">
            <text:p>0.490083</text:p>
          </table:table-cell>
          <table:table-cell office:value-type="float" office:value="0.677001" calcext:value-type="float">
            <text:p>0.677001</text:p>
          </table:table-cell>
          <table:table-cell office:value-type="float" office:value="0.699882" calcext:value-type="float">
            <text:p>0.6998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21" calcext:value-type="float">
            <text:p>0.70092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78" calcext:value-type="float">
            <text:p>0.6977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3388" calcext:value-type="float">
            <text:p>0.593388</text:p>
          </table:table-cell>
          <table:table-cell office:value-type="float" office:value="0.683093" calcext:value-type="float">
            <text:p>0.683093</text:p>
          </table:table-cell>
          <table:table-cell office:value-type="float" office:value="0.699599" calcext:value-type="float">
            <text:p>0.6995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85" calcext:value-type="float">
            <text:p>0.70068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8338" calcext:value-type="float">
            <text:p>0.69833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1901" calcext:value-type="float">
            <text:p>0.471901</text:p>
          </table:table-cell>
          <table:table-cell office:value-type="float" office:value="0.676623" calcext:value-type="float">
            <text:p>0.676623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08" calcext:value-type="float">
            <text:p>0.70070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731" calcext:value-type="float">
            <text:p>0.6977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652751" calcext:value-type="float">
            <text:p>0.65275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638" calcext:value-type="float">
            <text:p>0.70063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5339" calcext:value-type="float">
            <text:p>0.6953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26281" calcext:value-type="float">
            <text:p>0.6262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015" calcext:value-type="float">
            <text:p>0.70101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273" calcext:value-type="float">
            <text:p>0.6927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665124" calcext:value-type="float">
            <text:p>0.665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68" calcext:value-type="float">
            <text:p>0.700968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609" calcext:value-type="float">
            <text:p>0.69660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23967" calcext:value-type="float">
            <text:p>0.623967</text:p>
          </table:table-cell>
          <table:table-cell office:value-type="float" office:value="0.693034" calcext:value-type="float">
            <text:p>0.6930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9403" calcext:value-type="float">
            <text:p>0.69940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0.691924" calcext:value-type="float">
            <text:p>0.6919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81" calcext:value-type="float">
            <text:p>0.70118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9311" calcext:value-type="float">
            <text:p>0.6993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0.691783" calcext:value-type="float">
            <text:p>0.6917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9294" calcext:value-type="float">
            <text:p>0.6992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680071" calcext:value-type="float">
            <text:p>0.6800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33" calcext:value-type="float">
            <text:p>0.701133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812" calcext:value-type="float">
            <text:p>0.698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662456" calcext:value-type="float">
            <text:p>0.6624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45" calcext:value-type="float">
            <text:p>0.70094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634" calcext:value-type="float">
            <text:p>0.6963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8595" calcext:value-type="float">
            <text:p>0.368595</text:p>
          </table:table-cell>
          <table:table-cell office:value-type="float" office:value="0.673176" calcext:value-type="float">
            <text:p>0.6731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0921" calcext:value-type="float">
            <text:p>0.700921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9741" calcext:value-type="float">
            <text:p>0.6974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.665171" calcext:value-type="float">
            <text:p>0.6651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06" calcext:value-type="float">
            <text:p>0.701606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6678" calcext:value-type="float">
            <text:p>0.69667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64463" calcext:value-type="float">
            <text:p>0.564463</text:p>
          </table:table-cell>
          <table:table-cell office:value-type="float" office:value="0.684699" calcext:value-type="float">
            <text:p>0.6846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64" calcext:value-type="float">
            <text:p>0.701464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616" calcext:value-type="float">
            <text:p>0.6986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99174" calcext:value-type="float">
            <text:p>0.599174</text:p>
          </table:table-cell>
          <table:table-cell office:value-type="float" office:value="0.685455" calcext:value-type="float">
            <text:p>0.6854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661" calcext:value-type="float">
            <text:p>0.69866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42975" calcext:value-type="float">
            <text:p>0.542975</text:p>
          </table:table-cell>
          <table:table-cell office:value-type="float" office:value="0.678843" calcext:value-type="float">
            <text:p>0.6788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" calcext:value-type="float">
            <text:p>0.6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041" calcext:value-type="float">
            <text:p>0.495041</text:p>
          </table:table-cell>
          <table:table-cell office:value-type="float" office:value="0.680142" calcext:value-type="float">
            <text:p>0.68014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8" calcext:value-type="float">
            <text:p>0.70122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137" calcext:value-type="float">
            <text:p>0.69813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650838" calcext:value-type="float">
            <text:p>0.6508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8" calcext:value-type="float">
            <text:p>0.70122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5207" calcext:value-type="float">
            <text:p>0.6952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9421" calcext:value-type="float">
            <text:p>0.669421</text:p>
          </table:table-cell>
          <table:table-cell office:value-type="float" office:value="0.695797" calcext:value-type="float">
            <text:p>0.6957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712" calcext:value-type="float">
            <text:p>0.6997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09917" calcext:value-type="float">
            <text:p>0.209917</text:p>
          </table:table-cell>
          <table:table-cell office:value-type="float" office:value="0.674923" calcext:value-type="float">
            <text:p>0.67492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8" calcext:value-type="float">
            <text:p>0.70122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7615" calcext:value-type="float">
            <text:p>0.69761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47107" calcext:value-type="float">
            <text:p>0.647107</text:p>
          </table:table-cell>
          <table:table-cell office:value-type="float" office:value="0.695159" calcext:value-type="float">
            <text:p>0.69515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28" calcext:value-type="float">
            <text:p>0.70122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639" calcext:value-type="float">
            <text:p>0.69963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7107" calcext:value-type="float">
            <text:p>0.647107</text:p>
          </table:table-cell>
          <table:table-cell office:value-type="float" office:value="0.694238" calcext:value-type="float">
            <text:p>0.6942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51" calcext:value-type="float">
            <text:p>0.70125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549" calcext:value-type="float">
            <text:p>0.69954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4628" calcext:value-type="float">
            <text:p>0.644628</text:p>
          </table:table-cell>
          <table:table-cell office:value-type="float" office:value="0.69353" calcext:value-type="float">
            <text:p>0.693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865" calcext:value-type="float">
            <text:p>0.701865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54" calcext:value-type="float">
            <text:p>0.699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47934" calcext:value-type="float">
            <text:p>0.247934</text:p>
          </table:table-cell>
          <table:table-cell office:value-type="float" office:value="0.674734" calcext:value-type="float">
            <text:p>0.6747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842" calcext:value-type="float">
            <text:p>0.70184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7658" calcext:value-type="float">
            <text:p>0.69765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88335" calcext:value-type="float">
            <text:p>0.6883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78" calcext:value-type="float">
            <text:p>0.70207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041" calcext:value-type="float">
            <text:p>0.69904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0331" calcext:value-type="float">
            <text:p>0.660331</text:p>
          </table:table-cell>
          <table:table-cell office:value-type="float" office:value="0.691216" calcext:value-type="float">
            <text:p>0.69121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393" calcext:value-type="float">
            <text:p>0.701393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61" calcext:value-type="float">
            <text:p>0.69926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60331" calcext:value-type="float">
            <text:p>0.660331</text:p>
          </table:table-cell>
          <table:table-cell office:value-type="float" office:value="0.690437" calcext:value-type="float">
            <text:p>0.690437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42" calcext:value-type="float">
            <text:p>0.70184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26" calcext:value-type="float">
            <text:p>0.69922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60331" calcext:value-type="float">
            <text:p>0.660331</text:p>
          </table:table-cell>
          <table:table-cell office:value-type="float" office:value="0.692774" calcext:value-type="float">
            <text:p>0.6927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488" calcext:value-type="float">
            <text:p>0.69948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0.687367" calcext:value-type="float">
            <text:p>0.687367</text:p>
          </table:table-cell>
          <table:table-cell office:value-type="float" office:value="0.699457" calcext:value-type="float">
            <text:p>0.69945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47" calcext:value-type="float">
            <text:p>0.701747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857" calcext:value-type="float">
            <text:p>0.69885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99244" calcext:value-type="float">
            <text:p>0.69924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88" calcext:value-type="float">
            <text:p>0.70148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725" calcext:value-type="float">
            <text:p>0.6987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90626" calcext:value-type="float">
            <text:p>0.690626</text:p>
          </table:table-cell>
          <table:table-cell office:value-type="float" office:value="0.69941" calcext:value-type="float">
            <text:p>0.6994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11" calcext:value-type="float">
            <text:p>0.70151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155" calcext:value-type="float">
            <text:p>0.69915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9339" calcext:value-type="float">
            <text:p>0.579339</text:p>
          </table:table-cell>
          <table:table-cell office:value-type="float" office:value="0.682456" calcext:value-type="float">
            <text:p>0.682456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399" calcext:value-type="float">
            <text:p>0.69839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44628" calcext:value-type="float">
            <text:p>0.544628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99717" calcext:value-type="float">
            <text:p>0.6997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7431" calcext:value-type="float">
            <text:p>0.69743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1983" calcext:value-type="float">
            <text:p>0.661983</text:p>
          </table:table-cell>
          <table:table-cell office:value-type="float" office:value="0.691523" calcext:value-type="float">
            <text:p>0.691523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17" calcext:value-type="float">
            <text:p>0.701417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87" calcext:value-type="float">
            <text:p>0.69928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0791" calcext:value-type="float">
            <text:p>0.690791</text:p>
          </table:table-cell>
          <table:table-cell office:value-type="float" office:value="0.699221" calcext:value-type="float">
            <text:p>0.6992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88" calcext:value-type="float">
            <text:p>0.70148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15" calcext:value-type="float">
            <text:p>0.699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6942" calcext:value-type="float">
            <text:p>0.666942</text:p>
          </table:table-cell>
          <table:table-cell office:value-type="float" office:value="0.691358" calcext:value-type="float">
            <text:p>0.691358</text:p>
          </table:table-cell>
          <table:table-cell office:value-type="float" office:value="0.699976" calcext:value-type="float">
            <text:p>0.6999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325" calcext:value-type="float">
            <text:p>0.6993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.690791" calcext:value-type="float">
            <text:p>0.690791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54" calcext:value-type="float">
            <text:p>0.702054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77" calcext:value-type="float">
            <text:p>0.69927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38017" calcext:value-type="float">
            <text:p>0.638017</text:p>
          </table:table-cell>
          <table:table-cell office:value-type="float" office:value="0.687627" calcext:value-type="float">
            <text:p>0.687627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78" calcext:value-type="float">
            <text:p>0.70207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961" calcext:value-type="float">
            <text:p>0.69896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86187" calcext:value-type="float">
            <text:p>0.686187</text:p>
          </table:table-cell>
          <table:table-cell office:value-type="float" office:value="0.699551" calcext:value-type="float">
            <text:p>0.69955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93" calcext:value-type="float">
            <text:p>0.701393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713" calcext:value-type="float">
            <text:p>0.6987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88713" calcext:value-type="float">
            <text:p>0.688713</text:p>
          </table:table-cell>
          <table:table-cell office:value-type="float" office:value="0.699599" calcext:value-type="float">
            <text:p>0.6995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36" calcext:value-type="float">
            <text:p>0.701936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025" calcext:value-type="float">
            <text:p>0.69902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12397" calcext:value-type="float">
            <text:p>0.312397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9339" calcext:value-type="float">
            <text:p>0.69933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123" calcext:value-type="float">
            <text:p>0.69812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90366" calcext:value-type="float">
            <text:p>0.690366</text:p>
          </table:table-cell>
          <table:table-cell office:value-type="float" office:value="0.698937" calcext:value-type="float">
            <text:p>0.69893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058" calcext:value-type="float">
            <text:p>0.69905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66942" calcext:value-type="float">
            <text:p>0.466942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99528" calcext:value-type="float">
            <text:p>0.69952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59" calcext:value-type="float">
            <text:p>0.6985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66942" calcext:value-type="float">
            <text:p>0.466942</text:p>
          </table:table-cell>
          <table:table-cell office:value-type="float" office:value="0.685053" calcext:value-type="float">
            <text:p>0.685053</text:p>
          </table:table-cell>
          <table:table-cell office:value-type="float" office:value="0.69941" calcext:value-type="float">
            <text:p>0.6994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574" calcext:value-type="float">
            <text:p>0.69857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4664" calcext:value-type="float">
            <text:p>0.694664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7" calcext:value-type="float">
            <text:p>0.70137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57" calcext:value-type="float">
            <text:p>0.6995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694687" calcext:value-type="float">
            <text:p>0.694687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4" calcext:value-type="float">
            <text:p>0.70144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596" calcext:value-type="float">
            <text:p>0.69959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91004" calcext:value-type="float">
            <text:p>0.691004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88" calcext:value-type="float">
            <text:p>0.70148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16" calcext:value-type="float">
            <text:p>0.69921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0331" calcext:value-type="float">
            <text:p>0.660331</text:p>
          </table:table-cell>
          <table:table-cell office:value-type="float" office:value="0.692019" calcext:value-type="float">
            <text:p>0.6920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275" calcext:value-type="float">
            <text:p>0.701275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329" calcext:value-type="float">
            <text:p>0.69932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71901" calcext:value-type="float">
            <text:p>0.671901</text:p>
          </table:table-cell>
          <table:table-cell office:value-type="float" office:value="0.691098" calcext:value-type="float">
            <text:p>0.6910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889" calcext:value-type="float">
            <text:p>0.701889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99" calcext:value-type="float">
            <text:p>0.69929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4545" calcext:value-type="float">
            <text:p>0.654545</text:p>
          </table:table-cell>
          <table:table-cell office:value-type="float" office:value="0.69039" calcext:value-type="float">
            <text:p>0.69039</text:p>
          </table:table-cell>
          <table:table-cell office:value-type="float" office:value="0.699906" calcext:value-type="float">
            <text:p>0.6999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89" calcext:value-type="float">
            <text:p>0.701889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218" calcext:value-type="float">
            <text:p>0.69921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4545" calcext:value-type="float">
            <text:p>0.654545</text:p>
          </table:table-cell>
          <table:table-cell office:value-type="float" office:value="0.691499" calcext:value-type="float">
            <text:p>0.69149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889" calcext:value-type="float">
            <text:p>0.701889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9339" calcext:value-type="float">
            <text:p>0.69933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40496" calcext:value-type="float">
            <text:p>0.640496</text:p>
          </table:table-cell>
          <table:table-cell office:value-type="float" office:value="0.685525" calcext:value-type="float">
            <text:p>0.685525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6" calcext:value-type="float">
            <text:p>0.70196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8744" calcext:value-type="float">
            <text:p>0.69874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40496" calcext:value-type="float">
            <text:p>0.640496</text:p>
          </table:table-cell>
          <table:table-cell office:value-type="float" office:value="0.688028" calcext:value-type="float">
            <text:p>0.688028</text:p>
          </table:table-cell>
          <table:table-cell office:value-type="float" office:value="0.699811" calcext:value-type="float">
            <text:p>0.69981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1" calcext:value-type="float">
            <text:p>0.70281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9065" calcext:value-type="float">
            <text:p>0.6990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40496" calcext:value-type="float">
            <text:p>0.640496</text:p>
          </table:table-cell>
          <table:table-cell office:value-type="float" office:value="0.68961" calcext:value-type="float">
            <text:p>0.68961</text:p>
          </table:table-cell>
          <table:table-cell office:value-type="float" office:value="0.69974" calcext:value-type="float">
            <text:p>0.699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95" calcext:value-type="float">
            <text:p>0.701795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9115" calcext:value-type="float">
            <text:p>0.69911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0.689162" calcext:value-type="float">
            <text:p>0.689162</text:p>
          </table:table-cell>
          <table:table-cell office:value-type="float" office:value="0.699528" calcext:value-type="float">
            <text:p>0.69952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9079" calcext:value-type="float">
            <text:p>0.69907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0.688076" calcext:value-type="float">
            <text:p>0.688076</text:p>
          </table:table-cell>
          <table:table-cell office:value-type="float" office:value="0.699008" calcext:value-type="float">
            <text:p>0.69900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8919" calcext:value-type="float">
            <text:p>0.69891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93388" calcext:value-type="float">
            <text:p>0.393388</text:p>
          </table:table-cell>
          <table:table-cell office:value-type="float" office:value="0.677497" calcext:value-type="float">
            <text:p>0.677497</text:p>
          </table:table-cell>
          <table:table-cell office:value-type="float" office:value="0.69915" calcext:value-type="float">
            <text:p>0.6991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7882" calcext:value-type="float">
            <text:p>0.69788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5207" calcext:value-type="float">
            <text:p>0.375207</text:p>
          </table:table-cell>
          <table:table-cell office:value-type="float" office:value="0.667887" calcext:value-type="float">
            <text:p>0.667887</text:p>
          </table:table-cell>
          <table:table-cell office:value-type="float" office:value="0.699268" calcext:value-type="float">
            <text:p>0.69926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6" calcext:value-type="float">
            <text:p>0.70196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6911" calcext:value-type="float">
            <text:p>0.6969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656009" calcext:value-type="float">
            <text:p>0.656009</text:p>
          </table:table-cell>
          <table:table-cell office:value-type="float" office:value="0.69974" calcext:value-type="float">
            <text:p>0.699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5785" calcext:value-type="float">
            <text:p>0.69578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664817" calcext:value-type="float">
            <text:p>0.664817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6642" calcext:value-type="float">
            <text:p>0.69664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87367" calcext:value-type="float">
            <text:p>0.687367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47" calcext:value-type="float">
            <text:p>0.701747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8862" calcext:value-type="float">
            <text:p>0.69886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88642" calcext:value-type="float">
            <text:p>0.688642</text:p>
          </table:table-cell>
          <table:table-cell office:value-type="float" office:value="0.699197" calcext:value-type="float">
            <text:p>0.69919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47" calcext:value-type="float">
            <text:p>0.701747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8959" calcext:value-type="float">
            <text:p>0.69895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66137" calcext:value-type="float">
            <text:p>0.66137</text:p>
          </table:table-cell>
          <table:table-cell office:value-type="float" office:value="0.69745" calcext:value-type="float">
            <text:p>0.697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34" calcext:value-type="float">
            <text:p>0.702834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6165" calcext:value-type="float">
            <text:p>0.69616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75065" calcext:value-type="float">
            <text:p>0.675065</text:p>
          </table:table-cell>
          <table:table-cell office:value-type="float" office:value="0.696364" calcext:value-type="float">
            <text:p>0.6963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7523" calcext:value-type="float">
            <text:p>0.69752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638418" calcext:value-type="float">
            <text:p>0.638418</text:p>
          </table:table-cell>
          <table:table-cell office:value-type="float" office:value="0.696576" calcext:value-type="float">
            <text:p>0.6965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3773" calcext:value-type="float">
            <text:p>0.69377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43802" calcext:value-type="float">
            <text:p>0.643802</text:p>
          </table:table-cell>
          <table:table-cell office:value-type="float" office:value="0.677308" calcext:value-type="float">
            <text:p>0.677308</text:p>
          </table:table-cell>
          <table:table-cell office:value-type="float" office:value="0.693861" calcext:value-type="float">
            <text:p>0.693861</text:p>
          </table:table-cell>
          <table:table-cell office:value-type="float" office:value="0.699481" calcext:value-type="float">
            <text:p>0.69948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7299" calcext:value-type="float">
            <text:p>0.6972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680921" calcext:value-type="float">
            <text:p>0.680921</text:p>
          </table:table-cell>
          <table:table-cell office:value-type="float" office:value="0.695089" calcext:value-type="float">
            <text:p>0.695089</text:p>
          </table:table-cell>
          <table:table-cell office:value-type="float" office:value="0.699787" calcext:value-type="float">
            <text:p>0.6997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053" calcext:value-type="float">
            <text:p>0.705053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8085" calcext:value-type="float">
            <text:p>0.69808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642361" calcext:value-type="float">
            <text:p>0.642361</text:p>
          </table:table-cell>
          <table:table-cell office:value-type="float" office:value="0.693554" calcext:value-type="float">
            <text:p>0.693554</text:p>
          </table:table-cell>
          <table:table-cell office:value-type="float" office:value="0.699032" calcext:value-type="float">
            <text:p>0.69903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557" calcext:value-type="float">
            <text:p>0.704557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395" calcext:value-type="float">
            <text:p>0.693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65209" calcext:value-type="float">
            <text:p>0.65209</text:p>
          </table:table-cell>
          <table:table-cell office:value-type="float" office:value="0.694333" calcext:value-type="float">
            <text:p>0.694333</text:p>
          </table:table-cell>
          <table:table-cell office:value-type="float" office:value="0.699764" calcext:value-type="float">
            <text:p>0.69976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195" calcext:value-type="float">
            <text:p>0.705195</text:p>
          </table:table-cell>
          <table:table-cell office:value-type="float" office:value="0.723967" calcext:value-type="float">
            <text:p>0.723967</text:p>
          </table:table-cell>
          <table:table-cell office:value-type="float" office:value="0.695138" calcext:value-type="float">
            <text:p>0.69513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620024" calcext:value-type="float">
            <text:p>0.620024</text:p>
          </table:table-cell>
          <table:table-cell office:value-type="float" office:value="0.693648" calcext:value-type="float">
            <text:p>0.693648</text:p>
          </table:table-cell>
          <table:table-cell office:value-type="float" office:value="0.699244" calcext:value-type="float">
            <text:p>0.69924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92" calcext:value-type="float">
            <text:p>0.70392</text:p>
          </table:table-cell>
          <table:table-cell office:value-type="float" office:value="0.728099" calcext:value-type="float">
            <text:p>0.728099</text:p>
          </table:table-cell>
          <table:table-cell office:value-type="float" office:value="0.691684" calcext:value-type="float">
            <text:p>0.6916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32231" calcext:value-type="float">
            <text:p>0.632231</text:p>
          </table:table-cell>
          <table:table-cell office:value-type="float" office:value="0.675419" calcext:value-type="float">
            <text:p>0.675419</text:p>
          </table:table-cell>
          <table:table-cell office:value-type="float" office:value="0.693743" calcext:value-type="float">
            <text:p>0.693743</text:p>
          </table:table-cell>
          <table:table-cell office:value-type="float" office:value="0.699055" calcext:value-type="float">
            <text:p>0.69905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896" calcext:value-type="float">
            <text:p>0.703896</text:p>
          </table:table-cell>
          <table:table-cell office:value-type="float" office:value="0.728099" calcext:value-type="float">
            <text:p>0.728099</text:p>
          </table:table-cell>
          <table:table-cell office:value-type="float" office:value="0.697211" calcext:value-type="float">
            <text:p>0.6972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692987" calcext:value-type="float">
            <text:p>0.692987</text:p>
          </table:table-cell>
          <table:table-cell office:value-type="float" office:value="0.698607" calcext:value-type="float">
            <text:p>0.69860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022" calcext:value-type="float">
            <text:p>0.703022</text:p>
          </table:table-cell>
          <table:table-cell office:value-type="float" office:value="0.728099" calcext:value-type="float">
            <text:p>0.728099</text:p>
          </table:table-cell>
          <table:table-cell office:value-type="float" office:value="0.693292" calcext:value-type="float">
            <text:p>0.69329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611948" calcext:value-type="float">
            <text:p>0.611948</text:p>
          </table:table-cell>
          <table:table-cell office:value-type="float" office:value="0.694262" calcext:value-type="float">
            <text:p>0.694262</text:p>
          </table:table-cell>
          <table:table-cell office:value-type="float" office:value="0.699528" calcext:value-type="float">
            <text:p>0.69952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0.728099" calcext:value-type="float">
            <text:p>0.728099</text:p>
          </table:table-cell>
          <table:table-cell office:value-type="float" office:value="0.690975" calcext:value-type="float">
            <text:p>0.69097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90083" calcext:value-type="float">
            <text:p>0.590083</text:p>
          </table:table-cell>
          <table:table-cell office:value-type="float" office:value="0.676718" calcext:value-type="float">
            <text:p>0.676718</text:p>
          </table:table-cell>
          <table:table-cell office:value-type="float" office:value="0.696812" calcext:value-type="float">
            <text:p>0.69681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47" calcext:value-type="float">
            <text:p>0.7064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" calcext:value-type="float">
            <text:p>0.6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38017" calcext:value-type="float">
            <text:p>0.638017</text:p>
          </table:table-cell>
          <table:table-cell office:value-type="float" office:value="0.678985" calcext:value-type="float">
            <text:p>0.678985</text:p>
          </table:table-cell>
          <table:table-cell office:value-type="float" office:value="0.695041" calcext:value-type="float">
            <text:p>0.695041</text:p>
          </table:table-cell>
          <table:table-cell office:value-type="float" office:value="0.699032" calcext:value-type="float">
            <text:p>0.69903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6989" calcext:value-type="float">
            <text:p>0.70698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005" calcext:value-type="float">
            <text:p>0.69800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676765" calcext:value-type="float">
            <text:p>0.676765</text:p>
          </table:table-cell>
          <table:table-cell office:value-type="float" office:value="0.69549" calcext:value-type="float">
            <text:p>0.69549</text:p>
          </table:table-cell>
          <table:table-cell office:value-type="float" office:value="0.699457" calcext:value-type="float">
            <text:p>0.69945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156" calcext:value-type="float">
            <text:p>0.70415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587" calcext:value-type="float">
            <text:p>0.69758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33058" calcext:value-type="float">
            <text:p>0.633058</text:p>
          </table:table-cell>
          <table:table-cell office:value-type="float" office:value="0.678536" calcext:value-type="float">
            <text:p>0.678536</text:p>
          </table:table-cell>
          <table:table-cell office:value-type="float" office:value="0.695041" calcext:value-type="float">
            <text:p>0.695041</text:p>
          </table:table-cell>
          <table:table-cell office:value-type="float" office:value="0.699268" calcext:value-type="float">
            <text:p>0.69926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109" calcext:value-type="float">
            <text:p>0.70410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95" calcext:value-type="float">
            <text:p>0.69769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73766" calcext:value-type="float">
            <text:p>0.673766</text:p>
          </table:table-cell>
          <table:table-cell office:value-type="float" office:value="0.694427" calcext:value-type="float">
            <text:p>0.694427</text:p>
          </table:table-cell>
          <table:table-cell office:value-type="float" office:value="0.699362" calcext:value-type="float">
            <text:p>0.69936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077" calcext:value-type="float">
            <text:p>0.7050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63" calcext:value-type="float">
            <text:p>0.6972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672043" calcext:value-type="float">
            <text:p>0.672043</text:p>
          </table:table-cell>
          <table:table-cell office:value-type="float" office:value="0.692302" calcext:value-type="float">
            <text:p>0.692302</text:p>
          </table:table-cell>
          <table:table-cell office:value-type="float" office:value="0.697568" calcext:value-type="float">
            <text:p>0.697568</text:p>
          </table:table-cell>
          <table:table-cell office:value-type="float" office:value="0.699882" calcext:value-type="float">
            <text:p>0.69988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5289" calcext:value-type="float">
            <text:p>0.70528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708" calcext:value-type="float">
            <text:p>0.6967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29752" calcext:value-type="float">
            <text:p>0.329752</text:p>
          </table:table-cell>
          <table:table-cell office:value-type="float" office:value="0.663731" calcext:value-type="float">
            <text:p>0.663731</text:p>
          </table:table-cell>
          <table:table-cell office:value-type="float" office:value="0.691311" calcext:value-type="float">
            <text:p>0.691311</text:p>
          </table:table-cell>
          <table:table-cell office:value-type="float" office:value="0.696482" calcext:value-type="float">
            <text:p>0.696482</text:p>
          </table:table-cell>
          <table:table-cell office:value-type="float" office:value="0.699622" calcext:value-type="float">
            <text:p>0.69962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841" calcext:value-type="float">
            <text:p>0.70484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599" calcext:value-type="float">
            <text:p>0.6955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9752" calcext:value-type="float">
            <text:p>0.329752</text:p>
          </table:table-cell>
          <table:table-cell office:value-type="float" office:value="0.652987" calcext:value-type="float">
            <text:p>0.652987</text:p>
          </table:table-cell>
          <table:table-cell office:value-type="float" office:value="0.689469" calcext:value-type="float">
            <text:p>0.689469</text:p>
          </table:table-cell>
          <table:table-cell office:value-type="float" office:value="0.696175" calcext:value-type="float">
            <text:p>0.696175</text:p>
          </table:table-cell>
          <table:table-cell office:value-type="float" office:value="0.699835" calcext:value-type="float">
            <text:p>0.69983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542" calcext:value-type="float">
            <text:p>0.70354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201" calcext:value-type="float">
            <text:p>0.6942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33058" calcext:value-type="float">
            <text:p>0.533058</text:p>
          </table:table-cell>
          <table:table-cell office:value-type="float" office:value="0.66758" calcext:value-type="float">
            <text:p>0.66758</text:p>
          </table:table-cell>
          <table:table-cell office:value-type="float" office:value="0.689516" calcext:value-type="float">
            <text:p>0.689516</text:p>
          </table:table-cell>
          <table:table-cell office:value-type="float" office:value="0.695041" calcext:value-type="float">
            <text:p>0.695041</text:p>
          </table:table-cell>
          <table:table-cell office:value-type="float" office:value="0.698489" calcext:value-type="float">
            <text:p>0.69848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203" calcext:value-type="float">
            <text:p>0.70420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83" calcext:value-type="float">
            <text:p>0.6954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38843" calcext:value-type="float">
            <text:p>0.638843</text:p>
          </table:table-cell>
          <table:table-cell office:value-type="float" office:value="0.673129" calcext:value-type="float">
            <text:p>0.673129</text:p>
          </table:table-cell>
          <table:table-cell office:value-type="float" office:value="0.690815" calcext:value-type="float">
            <text:p>0.690815</text:p>
          </table:table-cell>
          <table:table-cell office:value-type="float" office:value="0.695372" calcext:value-type="float">
            <text:p>0.695372</text:p>
          </table:table-cell>
          <table:table-cell office:value-type="float" office:value="0.698607" calcext:value-type="float">
            <text:p>0.69860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205" calcext:value-type="float">
            <text:p>0.6962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34711" calcext:value-type="float">
            <text:p>0.634711</text:p>
          </table:table-cell>
          <table:table-cell office:value-type="float" office:value="0.674333" calcext:value-type="float">
            <text:p>0.674333</text:p>
          </table:table-cell>
          <table:table-cell office:value-type="float" office:value="0.690083" calcext:value-type="float">
            <text:p>0.690083</text:p>
          </table:table-cell>
          <table:table-cell office:value-type="float" office:value="0.695277" calcext:value-type="float">
            <text:p>0.695277</text:p>
          </table:table-cell>
          <table:table-cell office:value-type="float" office:value="0.699197" calcext:value-type="float">
            <text:p>0.69919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825" calcext:value-type="float">
            <text:p>0.70382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272" calcext:value-type="float">
            <text:p>0.6962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34711" calcext:value-type="float">
            <text:p>0.634711</text:p>
          </table:table-cell>
          <table:table-cell office:value-type="float" office:value="0.675915" calcext:value-type="float">
            <text:p>0.675915</text:p>
          </table:table-cell>
          <table:table-cell office:value-type="float" office:value="0.693459" calcext:value-type="float">
            <text:p>0.693459</text:p>
          </table:table-cell>
          <table:table-cell office:value-type="float" office:value="0.697804" calcext:value-type="float">
            <text:p>0.69780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502" calcext:value-type="float">
            <text:p>0.70550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68" calcext:value-type="float">
            <text:p>0.6972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673011" calcext:value-type="float">
            <text:p>0.673011</text:p>
          </table:table-cell>
          <table:table-cell office:value-type="float" office:value="0.693388" calcext:value-type="float">
            <text:p>0.693388</text:p>
          </table:table-cell>
          <table:table-cell office:value-type="float" office:value="0.698087" calcext:value-type="float">
            <text:p>0.6980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148" calcext:value-type="float">
            <text:p>0.70514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963" calcext:value-type="float">
            <text:p>0.69696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09091" calcext:value-type="float">
            <text:p>0.309091</text:p>
          </table:table-cell>
          <table:table-cell office:value-type="float" office:value="0.649138" calcext:value-type="float">
            <text:p>0.649138</text:p>
          </table:table-cell>
          <table:table-cell office:value-type="float" office:value="0.69039" calcext:value-type="float">
            <text:p>0.69039</text:p>
          </table:table-cell>
          <table:table-cell office:value-type="float" office:value="0.696009" calcext:value-type="float">
            <text:p>0.696009</text:p>
          </table:table-cell>
          <table:table-cell office:value-type="float" office:value="0.699669" calcext:value-type="float">
            <text:p>0.69966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952" calcext:value-type="float">
            <text:p>0.70295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816" calcext:value-type="float">
            <text:p>0.69381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64463" calcext:value-type="float">
            <text:p>0.564463</text:p>
          </table:table-cell>
          <table:table-cell office:value-type="float" office:value="0.668855" calcext:value-type="float">
            <text:p>0.668855</text:p>
          </table:table-cell>
          <table:table-cell office:value-type="float" office:value="0.693932" calcext:value-type="float">
            <text:p>0.693932</text:p>
          </table:table-cell>
          <table:table-cell office:value-type="float" office:value="0.6983" calcext:value-type="float">
            <text:p>0.698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093" calcext:value-type="float">
            <text:p>0.70309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418" calcext:value-type="float">
            <text:p>0.69641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64463" calcext:value-type="float">
            <text:p>0.564463</text:p>
          </table:table-cell>
          <table:table-cell office:value-type="float" office:value="0.675159" calcext:value-type="float">
            <text:p>0.675159</text:p>
          </table:table-cell>
          <table:table-cell office:value-type="float" office:value="0.693955" calcext:value-type="float">
            <text:p>0.693955</text:p>
          </table:table-cell>
          <table:table-cell office:value-type="float" office:value="0.697639" calcext:value-type="float">
            <text:p>0.697639</text:p>
          </table:table-cell>
          <table:table-cell office:value-type="float" office:value="0.699787" calcext:value-type="float">
            <text:p>0.69978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447" calcext:value-type="float">
            <text:p>0.70344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999" calcext:value-type="float">
            <text:p>0.69699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63636" calcext:value-type="float">
            <text:p>0.463636</text:p>
          </table:table-cell>
          <table:table-cell office:value-type="float" office:value="0.670508" calcext:value-type="float">
            <text:p>0.670508</text:p>
          </table:table-cell>
          <table:table-cell office:value-type="float" office:value="0.694357" calcext:value-type="float">
            <text:p>0.694357</text:p>
          </table:table-cell>
          <table:table-cell office:value-type="float" office:value="0.698323" calcext:value-type="float">
            <text:p>0.698323</text:p>
          </table:table-cell>
          <table:table-cell office:value-type="float" office:value="0.699882" calcext:value-type="float">
            <text:p>0.69988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329" calcext:value-type="float">
            <text:p>0.70332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64" calcext:value-type="float">
            <text:p>0.6966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63636" calcext:value-type="float">
            <text:p>0.463636</text:p>
          </table:table-cell>
          <table:table-cell office:value-type="float" office:value="0.655655" calcext:value-type="float">
            <text:p>0.655655</text:p>
          </table:table-cell>
          <table:table-cell office:value-type="float" office:value="0.692704" calcext:value-type="float">
            <text:p>0.692704</text:p>
          </table:table-cell>
          <table:table-cell office:value-type="float" office:value="0.697969" calcext:value-type="float">
            <text:p>0.697969</text:p>
          </table:table-cell>
          <table:table-cell office:value-type="float" office:value="0.69974" calcext:value-type="float">
            <text:p>0.6997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518" calcext:value-type="float">
            <text:p>0.70351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959" calcext:value-type="float">
            <text:p>0.6949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666045" calcext:value-type="float">
            <text:p>0.666045</text:p>
          </table:table-cell>
          <table:table-cell office:value-type="float" office:value="0.693294" calcext:value-type="float">
            <text:p>0.693294</text:p>
          </table:table-cell>
          <table:table-cell office:value-type="float" office:value="0.697332" calcext:value-type="float">
            <text:p>0.697332</text:p>
          </table:table-cell>
          <table:table-cell office:value-type="float" office:value="0.699858" calcext:value-type="float">
            <text:p>0.69985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901" calcext:value-type="float">
            <text:p>0.69590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674498" calcext:value-type="float">
            <text:p>0.674498</text:p>
          </table:table-cell>
          <table:table-cell office:value-type="float" office:value="0.692656" calcext:value-type="float">
            <text:p>0.692656</text:p>
          </table:table-cell>
          <table:table-cell office:value-type="float" office:value="0.697875" calcext:value-type="float">
            <text:p>0.697875</text:p>
          </table:table-cell>
          <table:table-cell office:value-type="float" office:value="0.699929" calcext:value-type="float">
            <text:p>0.69992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76" calcext:value-type="float">
            <text:p>0.696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68595" calcext:value-type="float">
            <text:p>0.568595</text:p>
          </table:table-cell>
          <table:table-cell office:value-type="float" office:value="0.677072" calcext:value-type="float">
            <text:p>0.677072</text:p>
          </table:table-cell>
          <table:table-cell office:value-type="float" office:value="0.693672" calcext:value-type="float">
            <text:p>0.693672</text:p>
          </table:table-cell>
          <table:table-cell office:value-type="float" office:value="0.698796" calcext:value-type="float">
            <text:p>0.69879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23" calcext:value-type="float">
            <text:p>0.69722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652137" calcext:value-type="float">
            <text:p>0.652137</text:p>
          </table:table-cell>
          <table:table-cell office:value-type="float" office:value="0.692066" calcext:value-type="float">
            <text:p>0.692066</text:p>
          </table:table-cell>
          <table:table-cell office:value-type="float" office:value="0.696553" calcext:value-type="float">
            <text:p>0.696553</text:p>
          </table:table-cell>
          <table:table-cell office:value-type="float" office:value="0.699717" calcext:value-type="float">
            <text:p>0.69971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014" calcext:value-type="float">
            <text:p>0.70401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449" calcext:value-type="float">
            <text:p>0.69444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651287" calcext:value-type="float">
            <text:p>0.651287</text:p>
          </table:table-cell>
          <table:table-cell office:value-type="float" office:value="0.690767" calcext:value-type="float">
            <text:p>0.690767</text:p>
          </table:table-cell>
          <table:table-cell office:value-type="float" office:value="0.696364" calcext:value-type="float">
            <text:p>0.696364</text:p>
          </table:table-cell>
          <table:table-cell office:value-type="float" office:value="0.699764" calcext:value-type="float">
            <text:p>0.69976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328" calcext:value-type="float">
            <text:p>0.69432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02479" calcext:value-type="float">
            <text:p>0.502479</text:p>
          </table:table-cell>
          <table:table-cell office:value-type="float" office:value="0.662928" calcext:value-type="float">
            <text:p>0.662928</text:p>
          </table:table-cell>
          <table:table-cell office:value-type="float" office:value="0.689847" calcext:value-type="float">
            <text:p>0.689847</text:p>
          </table:table-cell>
          <table:table-cell office:value-type="float" office:value="0.696789" calcext:value-type="float">
            <text:p>0.696789</text:p>
          </table:table-cell>
          <table:table-cell office:value-type="float" office:value="0.69974" calcext:value-type="float">
            <text:p>0.6997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5124" calcext:value-type="float">
            <text:p>0.70512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43" calcext:value-type="float">
            <text:p>0.69544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02479" calcext:value-type="float">
            <text:p>0.502479</text:p>
          </table:table-cell>
          <table:table-cell office:value-type="float" office:value="0.65941" calcext:value-type="float">
            <text:p>0.65941</text:p>
          </table:table-cell>
          <table:table-cell office:value-type="float" office:value="0.686399" calcext:value-type="float">
            <text:p>0.686399</text:p>
          </table:table-cell>
          <table:table-cell office:value-type="float" office:value="0.693719" calcext:value-type="float">
            <text:p>0.693719</text:p>
          </table:table-cell>
          <table:table-cell office:value-type="float" office:value="0.698985" calcext:value-type="float">
            <text:p>0.69898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613" calcext:value-type="float">
            <text:p>0.70361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213" calcext:value-type="float">
            <text:p>0.69421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47107" calcext:value-type="float">
            <text:p>0.447107</text:p>
          </table:table-cell>
          <table:table-cell office:value-type="float" office:value="0.649823" calcext:value-type="float">
            <text:p>0.649823</text:p>
          </table:table-cell>
          <table:table-cell office:value-type="float" office:value="0.684746" calcext:value-type="float">
            <text:p>0.684746</text:p>
          </table:table-cell>
          <table:table-cell office:value-type="float" office:value="0.693058" calcext:value-type="float">
            <text:p>0.693058</text:p>
          </table:table-cell>
          <table:table-cell office:value-type="float" office:value="0.698725" calcext:value-type="float">
            <text:p>0.69872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015" calcext:value-type="float">
            <text:p>0.69301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52066" calcext:value-type="float">
            <text:p>0.552066</text:p>
          </table:table-cell>
          <table:table-cell office:value-type="float" office:value="0.667839" calcext:value-type="float">
            <text:p>0.667839</text:p>
          </table:table-cell>
          <table:table-cell office:value-type="float" office:value="0.690626" calcext:value-type="float">
            <text:p>0.690626</text:p>
          </table:table-cell>
          <table:table-cell office:value-type="float" office:value="0.696269" calcext:value-type="float">
            <text:p>0.696269</text:p>
          </table:table-cell>
          <table:table-cell office:value-type="float" office:value="0.699953" calcext:value-type="float">
            <text:p>0.69995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061" calcext:value-type="float">
            <text:p>0.70406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75" calcext:value-type="float">
            <text:p>0.69587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79339" calcext:value-type="float">
            <text:p>0.579339</text:p>
          </table:table-cell>
          <table:table-cell office:value-type="float" office:value="0.666588" calcext:value-type="float">
            <text:p>0.666588</text:p>
          </table:table-cell>
          <table:table-cell office:value-type="float" office:value="0.689965" calcext:value-type="float">
            <text:p>0.689965</text:p>
          </table:table-cell>
          <table:table-cell office:value-type="float" office:value="0.694829" calcext:value-type="float">
            <text:p>0.694829</text:p>
          </table:table-cell>
          <table:table-cell office:value-type="float" office:value="0.699504" calcext:value-type="float">
            <text:p>0.69950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14" calcext:value-type="float">
            <text:p>0.6954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79339" calcext:value-type="float">
            <text:p>0.579339</text:p>
          </table:table-cell>
          <table:table-cell office:value-type="float" office:value="0.664628" calcext:value-type="float">
            <text:p>0.664628</text:p>
          </table:table-cell>
          <table:table-cell office:value-type="float" office:value="0.691311" calcext:value-type="float">
            <text:p>0.691311</text:p>
          </table:table-cell>
          <table:table-cell office:value-type="float" office:value="0.696671" calcext:value-type="float">
            <text:p>0.696671</text:p>
          </table:table-cell>
          <table:table-cell office:value-type="float" office:value="0.699622" calcext:value-type="float">
            <text:p>0.69962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338" calcext:value-type="float">
            <text:p>0.70233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57" calcext:value-type="float">
            <text:p>0.69545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650909" calcext:value-type="float">
            <text:p>0.650909</text:p>
          </table:table-cell>
          <table:table-cell office:value-type="float" office:value="0.690579" calcext:value-type="float">
            <text:p>0.690579</text:p>
          </table:table-cell>
          <table:table-cell office:value-type="float" office:value="0.695726" calcext:value-type="float">
            <text:p>0.695726</text:p>
          </table:table-cell>
          <table:table-cell office:value-type="float" office:value="0.699386" calcext:value-type="float">
            <text:p>0.69938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574" calcext:value-type="float">
            <text:p>0.70257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917" calcext:value-type="float">
            <text:p>0.69391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91736" calcext:value-type="float">
            <text:p>0.591736</text:p>
          </table:table-cell>
          <table:table-cell office:value-type="float" office:value="0.669799" calcext:value-type="float">
            <text:p>0.669799</text:p>
          </table:table-cell>
          <table:table-cell office:value-type="float" office:value="0.691074" calcext:value-type="float">
            <text:p>0.691074</text:p>
          </table:table-cell>
          <table:table-cell office:value-type="float" office:value="0.695584" calcext:value-type="float">
            <text:p>0.695584</text:p>
          </table:table-cell>
          <table:table-cell office:value-type="float" office:value="0.699197" calcext:value-type="float">
            <text:p>0.69919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72" calcext:value-type="float">
            <text:p>0.69587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1736" calcext:value-type="float">
            <text:p>0.591736</text:p>
          </table:table-cell>
          <table:table-cell office:value-type="float" office:value="0.674144" calcext:value-type="float">
            <text:p>0.674144</text:p>
          </table:table-cell>
          <table:table-cell office:value-type="float" office:value="0.691476" calcext:value-type="float">
            <text:p>0.691476</text:p>
          </table:table-cell>
          <table:table-cell office:value-type="float" office:value="0.696104" calcext:value-type="float">
            <text:p>0.696104</text:p>
          </table:table-cell>
          <table:table-cell office:value-type="float" office:value="0.699457" calcext:value-type="float">
            <text:p>0.69945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834" calcext:value-type="float">
            <text:p>0.70283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401" calcext:value-type="float">
            <text:p>0.69640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44628" calcext:value-type="float">
            <text:p>0.644628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690838" calcext:value-type="float">
            <text:p>0.690838</text:p>
          </table:table-cell>
          <table:table-cell office:value-type="float" office:value="0.69497" calcext:value-type="float">
            <text:p>0.69497</text:p>
          </table:table-cell>
          <table:table-cell office:value-type="float" office:value="0.699103" calcext:value-type="float">
            <text:p>0.69910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999" calcext:value-type="float">
            <text:p>0.70299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621" calcext:value-type="float">
            <text:p>0.69662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2562" calcext:value-type="float">
            <text:p>0.52562</text:p>
          </table:table-cell>
          <table:table-cell office:value-type="float" office:value="0.671617" calcext:value-type="float">
            <text:p>0.671617</text:p>
          </table:table-cell>
          <table:table-cell office:value-type="float" office:value="0.691287" calcext:value-type="float">
            <text:p>0.691287</text:p>
          </table:table-cell>
          <table:table-cell office:value-type="float" office:value="0.695443" calcext:value-type="float">
            <text:p>0.695443</text:p>
          </table:table-cell>
          <table:table-cell office:value-type="float" office:value="0.698536" calcext:value-type="float">
            <text:p>0.69853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849" calcext:value-type="float">
            <text:p>0.70384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073" calcext:value-type="float">
            <text:p>0.69607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71901" calcext:value-type="float">
            <text:p>0.571901</text:p>
          </table:table-cell>
          <table:table-cell office:value-type="float" office:value="0.668737" calcext:value-type="float">
            <text:p>0.668737</text:p>
          </table:table-cell>
          <table:table-cell office:value-type="float" office:value="0.690956" calcext:value-type="float">
            <text:p>0.690956</text:p>
          </table:table-cell>
          <table:table-cell office:value-type="float" office:value="0.695254" calcext:value-type="float">
            <text:p>0.695254</text:p>
          </table:table-cell>
          <table:table-cell office:value-type="float" office:value="0.698819" calcext:value-type="float">
            <text:p>0.69881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51" calcext:value-type="float">
            <text:p>0.69585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71901" calcext:value-type="float">
            <text:p>0.571901</text:p>
          </table:table-cell>
          <table:table-cell office:value-type="float" office:value="0.666116" calcext:value-type="float">
            <text:p>0.666116</text:p>
          </table:table-cell>
          <table:table-cell office:value-type="float" office:value="0.691169" calcext:value-type="float">
            <text:p>0.691169</text:p>
          </table:table-cell>
          <table:table-cell office:value-type="float" office:value="0.695065" calcext:value-type="float">
            <text:p>0.695065</text:p>
          </table:table-cell>
          <table:table-cell office:value-type="float" office:value="0.698182" calcext:value-type="float">
            <text:p>0.69818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532" calcext:value-type="float">
            <text:p>0.69553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24793" calcext:value-type="float">
            <text:p>0.624793</text:p>
          </table:table-cell>
          <table:table-cell office:value-type="float" office:value="0.669799" calcext:value-type="float">
            <text:p>0.669799</text:p>
          </table:table-cell>
          <table:table-cell office:value-type="float" office:value="0.690083" calcext:value-type="float">
            <text:p>0.690083</text:p>
          </table:table-cell>
          <table:table-cell office:value-type="float" office:value="0.694262" calcext:value-type="float">
            <text:p>0.694262</text:p>
          </table:table-cell>
          <table:table-cell office:value-type="float" office:value="0.698276" calcext:value-type="float">
            <text:p>0.6982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54" calcext:value-type="float">
            <text:p>0.6955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99174" calcext:value-type="float">
            <text:p>0.599174</text:p>
          </table:table-cell>
          <table:table-cell office:value-type="float" office:value="0.666753" calcext:value-type="float">
            <text:p>0.666753</text:p>
          </table:table-cell>
          <table:table-cell office:value-type="float" office:value="0.688595" calcext:value-type="float">
            <text:p>0.688595</text:p>
          </table:table-cell>
          <table:table-cell office:value-type="float" office:value="0.693483" calcext:value-type="float">
            <text:p>0.693483</text:p>
          </table:table-cell>
          <table:table-cell office:value-type="float" office:value="0.698276" calcext:value-type="float">
            <text:p>0.6982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834" calcext:value-type="float">
            <text:p>0.70283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994" calcext:value-type="float">
            <text:p>0.69499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72727" calcext:value-type="float">
            <text:p>0.572727</text:p>
          </table:table-cell>
          <table:table-cell office:value-type="float" office:value="0.663872" calcext:value-type="float">
            <text:p>0.663872</text:p>
          </table:table-cell>
          <table:table-cell office:value-type="float" office:value="0.688666" calcext:value-type="float">
            <text:p>0.688666</text:p>
          </table:table-cell>
          <table:table-cell office:value-type="float" office:value="0.694168" calcext:value-type="float">
            <text:p>0.694168</text:p>
          </table:table-cell>
          <table:table-cell office:value-type="float" office:value="0.697733" calcext:value-type="float">
            <text:p>0.697733</text:p>
          </table:table-cell>
          <table:table-cell office:value-type="float" office:value="0.699906" calcext:value-type="float">
            <text:p>0.699906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5077" calcext:value-type="float">
            <text:p>0.7050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942" calcext:value-type="float">
            <text:p>0.69494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72727" calcext:value-type="float">
            <text:p>0.572727</text:p>
          </table:table-cell>
          <table:table-cell office:value-type="float" office:value="0.664793" calcext:value-type="float">
            <text:p>0.664793</text:p>
          </table:table-cell>
          <table:table-cell office:value-type="float" office:value="0.685927" calcext:value-type="float">
            <text:p>0.685927</text:p>
          </table:table-cell>
          <table:table-cell office:value-type="float" office:value="0.692963" calcext:value-type="float">
            <text:p>0.692963</text:p>
          </table:table-cell>
          <table:table-cell office:value-type="float" office:value="0.697072" calcext:value-type="float">
            <text:p>0.697072</text:p>
          </table:table-cell>
          <table:table-cell office:value-type="float" office:value="0.699481" calcext:value-type="float">
            <text:p>0.699481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6352" calcext:value-type="float">
            <text:p>0.70635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659" calcext:value-type="float">
            <text:p>0.69465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17355" calcext:value-type="float">
            <text:p>0.517355</text:p>
          </table:table-cell>
          <table:table-cell office:value-type="float" office:value="0.660921" calcext:value-type="float">
            <text:p>0.660921</text:p>
          </table:table-cell>
          <table:table-cell office:value-type="float" office:value="0.686092" calcext:value-type="float">
            <text:p>0.686092</text:p>
          </table:table-cell>
          <table:table-cell office:value-type="float" office:value="0.692798" calcext:value-type="float">
            <text:p>0.692798</text:p>
          </table:table-cell>
          <table:table-cell office:value-type="float" office:value="0.696978" calcext:value-type="float">
            <text:p>0.696978</text:p>
          </table:table-cell>
          <table:table-cell office:value-type="float" office:value="0.699504" calcext:value-type="float">
            <text:p>0.699504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4392" calcext:value-type="float">
            <text:p>0.70439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068" calcext:value-type="float">
            <text:p>0.69406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67769" calcext:value-type="float">
            <text:p>0.567769</text:p>
          </table:table-cell>
          <table:table-cell office:value-type="float" office:value="0.673412" calcext:value-type="float">
            <text:p>0.673412</text:p>
          </table:table-cell>
          <table:table-cell office:value-type="float" office:value="0.690224" calcext:value-type="float">
            <text:p>0.690224</text:p>
          </table:table-cell>
          <table:table-cell office:value-type="float" office:value="0.695254" calcext:value-type="float">
            <text:p>0.695254</text:p>
          </table:table-cell>
          <table:table-cell office:value-type="float" office:value="0.698276" calcext:value-type="float">
            <text:p>0.6982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113" calcext:value-type="float">
            <text:p>0.69611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68595" calcext:value-type="float">
            <text:p>0.568595</text:p>
          </table:table-cell>
          <table:table-cell office:value-type="float" office:value="0.669492" calcext:value-type="float">
            <text:p>0.669492</text:p>
          </table:table-cell>
          <table:table-cell office:value-type="float" office:value="0.689185" calcext:value-type="float">
            <text:p>0.689185</text:p>
          </table:table-cell>
          <table:table-cell office:value-type="float" office:value="0.694569" calcext:value-type="float">
            <text:p>0.694569</text:p>
          </table:table-cell>
          <table:table-cell office:value-type="float" office:value="0.697662" calcext:value-type="float">
            <text:p>0.697662</text:p>
          </table:table-cell>
          <table:table-cell office:value-type="float" office:value="0.699953" calcext:value-type="float">
            <text:p>0.699953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451" calcext:value-type="float">
            <text:p>0.7045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537" calcext:value-type="float">
            <text:p>0.6955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52066" calcext:value-type="float">
            <text:p>0.552066</text:p>
          </table:table-cell>
          <table:table-cell office:value-type="float" office:value="0.668689" calcext:value-type="float">
            <text:p>0.668689</text:p>
          </table:table-cell>
          <table:table-cell office:value-type="float" office:value="0.687509" calcext:value-type="float">
            <text:p>0.687509</text:p>
          </table:table-cell>
          <table:table-cell office:value-type="float" office:value="0.694805" calcext:value-type="float">
            <text:p>0.694805</text:p>
          </table:table-cell>
          <table:table-cell office:value-type="float" office:value="0.698158" calcext:value-type="float">
            <text:p>0.69815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162" calcext:value-type="float">
            <text:p>0.69516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650626" calcext:value-type="float">
            <text:p>0.650626</text:p>
          </table:table-cell>
          <table:table-cell office:value-type="float" office:value="0.688878" calcext:value-type="float">
            <text:p>0.688878</text:p>
          </table:table-cell>
          <table:table-cell office:value-type="float" office:value="0.69497" calcext:value-type="float">
            <text:p>0.69497</text:p>
          </table:table-cell>
          <table:table-cell office:value-type="float" office:value="0.698017" calcext:value-type="float">
            <text:p>0.69801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329" calcext:value-type="float">
            <text:p>0.70332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582" calcext:value-type="float">
            <text:p>0.69358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12397" calcext:value-type="float">
            <text:p>0.212397</text:p>
          </table:table-cell>
          <table:table-cell office:value-type="float" office:value="0.651358" calcext:value-type="float">
            <text:p>0.651358</text:p>
          </table:table-cell>
          <table:table-cell office:value-type="float" office:value="0.69039" calcext:value-type="float">
            <text:p>0.69039</text:p>
          </table:table-cell>
          <table:table-cell office:value-type="float" office:value="0.694805" calcext:value-type="float">
            <text:p>0.694805</text:p>
          </table:table-cell>
          <table:table-cell office:value-type="float" office:value="0.698371" calcext:value-type="float">
            <text:p>0.69837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972" calcext:value-type="float">
            <text:p>0.69397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12397" calcext:value-type="float">
            <text:p>0.212397</text:p>
          </table:table-cell>
          <table:table-cell office:value-type="float" office:value="0.647509" calcext:value-type="float">
            <text:p>0.647509</text:p>
          </table:table-cell>
          <table:table-cell office:value-type="float" office:value="0.690059" calcext:value-type="float">
            <text:p>0.690059</text:p>
          </table:table-cell>
          <table:table-cell office:value-type="float" office:value="0.695325" calcext:value-type="float">
            <text:p>0.695325</text:p>
          </table:table-cell>
          <table:table-cell office:value-type="float" office:value="0.698937" calcext:value-type="float">
            <text:p>0.69893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424" calcext:value-type="float">
            <text:p>0.70342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525" calcext:value-type="float">
            <text:p>0.69352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52066" calcext:value-type="float">
            <text:p>0.552066</text:p>
          </table:table-cell>
          <table:table-cell office:value-type="float" office:value="0.658961" calcext:value-type="float">
            <text:p>0.658961</text:p>
          </table:table-cell>
          <table:table-cell office:value-type="float" office:value="0.690933" calcext:value-type="float">
            <text:p>0.690933</text:p>
          </table:table-cell>
          <table:table-cell office:value-type="float" office:value="0.696647" calcext:value-type="float">
            <text:p>0.696647</text:p>
          </table:table-cell>
          <table:table-cell office:value-type="float" office:value="0.699008" calcext:value-type="float">
            <text:p>0.69900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353" calcext:value-type="float">
            <text:p>0.7033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89" calcext:value-type="float">
            <text:p>0.694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8595" calcext:value-type="float">
            <text:p>0.28595</text:p>
          </table:table-cell>
          <table:table-cell office:value-type="float" office:value="0.644817" calcext:value-type="float">
            <text:p>0.644817</text:p>
          </table:table-cell>
          <table:table-cell office:value-type="float" office:value="0.69013" calcext:value-type="float">
            <text:p>0.69013</text:p>
          </table:table-cell>
          <table:table-cell office:value-type="float" office:value="0.694569" calcext:value-type="float">
            <text:p>0.694569</text:p>
          </table:table-cell>
          <table:table-cell office:value-type="float" office:value="0.698489" calcext:value-type="float">
            <text:p>0.69848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574" calcext:value-type="float">
            <text:p>0.70257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058" calcext:value-type="float">
            <text:p>0.69305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12397" calcext:value-type="float">
            <text:p>0.512397</text:p>
          </table:table-cell>
          <table:table-cell office:value-type="float" office:value="0.660921" calcext:value-type="float">
            <text:p>0.660921</text:p>
          </table:table-cell>
          <table:table-cell office:value-type="float" office:value="0.689256" calcext:value-type="float">
            <text:p>0.689256</text:p>
          </table:table-cell>
          <table:table-cell office:value-type="float" office:value="0.69379" calcext:value-type="float">
            <text:p>0.69379</text:p>
          </table:table-cell>
          <table:table-cell office:value-type="float" office:value="0.697733" calcext:value-type="float">
            <text:p>0.69773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763" calcext:value-type="float">
            <text:p>0.70276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446" calcext:value-type="float">
            <text:p>0.69444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07438" calcext:value-type="float">
            <text:p>0.507438</text:p>
          </table:table-cell>
          <table:table-cell office:value-type="float" office:value="0.650531" calcext:value-type="float">
            <text:p>0.650531</text:p>
          </table:table-cell>
          <table:table-cell office:value-type="float" office:value="0.690272" calcext:value-type="float">
            <text:p>0.690272</text:p>
          </table:table-cell>
          <table:table-cell office:value-type="float" office:value="0.694427" calcext:value-type="float">
            <text:p>0.694427</text:p>
          </table:table-cell>
          <table:table-cell office:value-type="float" office:value="0.698229" calcext:value-type="float">
            <text:p>0.69822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575" calcext:value-type="float">
            <text:p>0.69357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690791" calcext:value-type="float">
            <text:p>0.690791</text:p>
          </table:table-cell>
          <table:table-cell office:value-type="float" office:value="0.694498" calcext:value-type="float">
            <text:p>0.694498</text:p>
          </table:table-cell>
          <table:table-cell office:value-type="float" office:value="0.69863" calcext:value-type="float">
            <text:p>0.6986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66" calcext:value-type="float">
            <text:p>0.7036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464" calcext:value-type="float">
            <text:p>0.69346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647367" calcext:value-type="float">
            <text:p>0.647367</text:p>
          </table:table-cell>
          <table:table-cell office:value-type="float" office:value="0.691098" calcext:value-type="float">
            <text:p>0.691098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699244" calcext:value-type="float">
            <text:p>0.69924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274" calcext:value-type="float">
            <text:p>0.70427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627" calcext:value-type="float">
            <text:p>0.69362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76033" calcext:value-type="float">
            <text:p>0.576033</text:p>
          </table:table-cell>
          <table:table-cell office:value-type="float" office:value="0.665171" calcext:value-type="float">
            <text:p>0.665171</text:p>
          </table:table-cell>
          <table:table-cell office:value-type="float" office:value="0.691641" calcext:value-type="float">
            <text:p>0.691641</text:p>
          </table:table-cell>
          <table:table-cell office:value-type="float" office:value="0.697025" calcext:value-type="float">
            <text:p>0.697025</text:p>
          </table:table-cell>
          <table:table-cell office:value-type="float" office:value="0.699835" calcext:value-type="float">
            <text:p>0.69983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4841" calcext:value-type="float">
            <text:p>0.70484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51" calcext:value-type="float">
            <text:p>0.69585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72727" calcext:value-type="float">
            <text:p>0.572727</text:p>
          </table:table-cell>
          <table:table-cell office:value-type="float" office:value="0.657473" calcext:value-type="float">
            <text:p>0.657473</text:p>
          </table:table-cell>
          <table:table-cell office:value-type="float" office:value="0.689776" calcext:value-type="float">
            <text:p>0.689776</text:p>
          </table:table-cell>
          <table:table-cell office:value-type="float" office:value="0.698087" calcext:value-type="float">
            <text:p>0.6980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368" calcext:value-type="float">
            <text:p>0.70436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97" calcext:value-type="float">
            <text:p>0.6949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44628" calcext:value-type="float">
            <text:p>0.344628</text:p>
          </table:table-cell>
          <table:table-cell office:value-type="float" office:value="0.650342" calcext:value-type="float">
            <text:p>0.650342</text:p>
          </table:table-cell>
          <table:table-cell office:value-type="float" office:value="0.690508" calcext:value-type="float">
            <text:p>0.690508</text:p>
          </table:table-cell>
          <table:table-cell office:value-type="float" office:value="0.698749" calcext:value-type="float">
            <text:p>0.69874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357" calcext:value-type="float">
            <text:p>0.69435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44628" calcext:value-type="float">
            <text:p>0.344628</text:p>
          </table:table-cell>
          <table:table-cell office:value-type="float" office:value="0.656812" calcext:value-type="float">
            <text:p>0.656812</text:p>
          </table:table-cell>
          <table:table-cell office:value-type="float" office:value="0.69412" calcext:value-type="float">
            <text:p>0.69412</text:p>
          </table:table-cell>
          <table:table-cell office:value-type="float" office:value="0.699268" calcext:value-type="float">
            <text:p>0.69926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4675" calcext:value-type="float">
            <text:p>0.70467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88" calcext:value-type="float">
            <text:p>0.69548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79339" calcext:value-type="float">
            <text:p>0.579339</text:p>
          </table:table-cell>
          <table:table-cell office:value-type="float" office:value="0.673813" calcext:value-type="float">
            <text:p>0.673813</text:p>
          </table:table-cell>
          <table:table-cell office:value-type="float" office:value="0.694782" calcext:value-type="float">
            <text:p>0.694782</text:p>
          </table:table-cell>
          <table:table-cell office:value-type="float" office:value="0.699481" calcext:value-type="float">
            <text:p>0.69948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518" calcext:value-type="float">
            <text:p>0.70351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159" calcext:value-type="float">
            <text:p>0.69715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31405" calcext:value-type="float">
            <text:p>0.531405</text:p>
          </table:table-cell>
          <table:table-cell office:value-type="float" office:value="0.676316" calcext:value-type="float">
            <text:p>0.676316</text:p>
          </table:table-cell>
          <table:table-cell office:value-type="float" office:value="0.69353" calcext:value-type="float">
            <text:p>0.69353</text:p>
          </table:table-cell>
          <table:table-cell office:value-type="float" office:value="0.698017" calcext:value-type="float">
            <text:p>0.698017</text:p>
          </table:table-cell>
          <table:table-cell office:value-type="float" office:value="0.699858" calcext:value-type="float">
            <text:p>0.69985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3188" calcext:value-type="float">
            <text:p>0.70318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091" calcext:value-type="float">
            <text:p>0.69709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29752" calcext:value-type="float">
            <text:p>0.629752</text:p>
          </table:table-cell>
          <table:table-cell office:value-type="float" office:value="0.682007" calcext:value-type="float">
            <text:p>0.682007</text:p>
          </table:table-cell>
          <table:table-cell office:value-type="float" office:value="0.694545" calcext:value-type="float">
            <text:p>0.694545</text:p>
          </table:table-cell>
          <table:table-cell office:value-type="float" office:value="0.698678" calcext:value-type="float">
            <text:p>0.69867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733" calcext:value-type="float">
            <text:p>0.69773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29752" calcext:value-type="float">
            <text:p>0.629752</text:p>
          </table:table-cell>
          <table:table-cell office:value-type="float" office:value="0.683093" calcext:value-type="float">
            <text:p>0.683093</text:p>
          </table:table-cell>
          <table:table-cell office:value-type="float" office:value="0.693766" calcext:value-type="float">
            <text:p>0.693766</text:p>
          </table:table-cell>
          <table:table-cell office:value-type="float" office:value="0.69863" calcext:value-type="float">
            <text:p>0.6986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007" calcext:value-type="float">
            <text:p>0.7020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75" calcext:value-type="float">
            <text:p>0.6977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6529" calcext:value-type="float">
            <text:p>0.616529</text:p>
          </table:table-cell>
          <table:table-cell office:value-type="float" office:value="0.680236" calcext:value-type="float">
            <text:p>0.680236</text:p>
          </table:table-cell>
          <table:table-cell office:value-type="float" office:value="0.693318" calcext:value-type="float">
            <text:p>0.693318</text:p>
          </table:table-cell>
          <table:table-cell office:value-type="float" office:value="0.697946" calcext:value-type="float">
            <text:p>0.69794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842" calcext:value-type="float">
            <text:p>0.70184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334" calcext:value-type="float">
            <text:p>0.69733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9008" calcext:value-type="float">
            <text:p>0.619008</text:p>
          </table:table-cell>
          <table:table-cell office:value-type="float" office:value="0.679268" calcext:value-type="float">
            <text:p>0.679268</text:p>
          </table:table-cell>
          <table:table-cell office:value-type="float" office:value="0.693341" calcext:value-type="float">
            <text:p>0.693341</text:p>
          </table:table-cell>
          <table:table-cell office:value-type="float" office:value="0.699197" calcext:value-type="float">
            <text:p>0.69919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881" calcext:value-type="float">
            <text:p>0.70288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469" calcext:value-type="float">
            <text:p>0.69746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662692" calcext:value-type="float">
            <text:p>0.662692</text:p>
          </table:table-cell>
          <table:table-cell office:value-type="float" office:value="0.694262" calcext:value-type="float">
            <text:p>0.694262</text:p>
          </table:table-cell>
          <table:table-cell office:value-type="float" office:value="0.699504" calcext:value-type="float">
            <text:p>0.69950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913" calcext:value-type="float">
            <text:p>0.69591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34711" calcext:value-type="float">
            <text:p>0.634711</text:p>
          </table:table-cell>
          <table:table-cell office:value-type="float" office:value="0.682125" calcext:value-type="float">
            <text:p>0.682125</text:p>
          </table:table-cell>
          <table:table-cell office:value-type="float" office:value="0.693318" calcext:value-type="float">
            <text:p>0.693318</text:p>
          </table:table-cell>
          <table:table-cell office:value-type="float" office:value="0.698418" calcext:value-type="float">
            <text:p>0.69841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007" calcext:value-type="float">
            <text:p>0.7020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587" calcext:value-type="float">
            <text:p>0.69758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30579" calcext:value-type="float">
            <text:p>0.630579</text:p>
          </table:table-cell>
          <table:table-cell office:value-type="float" office:value="0.686068" calcext:value-type="float">
            <text:p>0.686068</text:p>
          </table:table-cell>
          <table:table-cell office:value-type="float" office:value="0.696765" calcext:value-type="float">
            <text:p>0.696765</text:p>
          </table:table-cell>
          <table:table-cell office:value-type="float" office:value="0.699906" calcext:value-type="float">
            <text:p>0.69990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571" calcext:value-type="float">
            <text:p>0.6985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.668973" calcext:value-type="float">
            <text:p>0.668973</text:p>
          </table:table-cell>
          <table:table-cell office:value-type="float" office:value="0.697237" calcext:value-type="float">
            <text:p>0.69723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15" calcext:value-type="float">
            <text:p>0.70271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893" calcext:value-type="float">
            <text:p>0.69689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22314" calcext:value-type="float">
            <text:p>0.622314</text:p>
          </table:table-cell>
          <table:table-cell office:value-type="float" office:value="0.688713" calcext:value-type="float">
            <text:p>0.688713</text:p>
          </table:table-cell>
          <table:table-cell office:value-type="float" office:value="0.698205" calcext:value-type="float">
            <text:p>0.6982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89" calcext:value-type="float">
            <text:p>0.6988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68595" calcext:value-type="float">
            <text:p>0.668595</text:p>
          </table:table-cell>
          <table:table-cell office:value-type="float" office:value="0.690319" calcext:value-type="float">
            <text:p>0.690319</text:p>
          </table:table-cell>
          <table:table-cell office:value-type="float" office:value="0.697403" calcext:value-type="float">
            <text:p>0.6974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013" calcext:value-type="float">
            <text:p>0.69901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57025" calcext:value-type="float">
            <text:p>0.657025</text:p>
          </table:table-cell>
          <table:table-cell office:value-type="float" office:value="0.687792" calcext:value-type="float">
            <text:p>0.687792</text:p>
          </table:table-cell>
          <table:table-cell office:value-type="float" office:value="0.698819" calcext:value-type="float">
            <text:p>0.6988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902" calcext:value-type="float">
            <text:p>0.69890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8758" calcext:value-type="float">
            <text:p>0.68758</text:p>
          </table:table-cell>
          <table:table-cell office:value-type="float" office:value="0.698914" calcext:value-type="float">
            <text:p>0.6989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196" calcext:value-type="float">
            <text:p>0.70219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869" calcext:value-type="float">
            <text:p>0.69886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681393" calcext:value-type="float">
            <text:p>0.681393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86" calcext:value-type="float">
            <text:p>0.70278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335" calcext:value-type="float">
            <text:p>0.6983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52066" calcext:value-type="float">
            <text:p>0.152066</text:p>
          </table:table-cell>
          <table:table-cell office:value-type="float" office:value="0.671004" calcext:value-type="float">
            <text:p>0.671004</text:p>
          </table:table-cell>
          <table:table-cell office:value-type="float" office:value="0.699362" calcext:value-type="float">
            <text:p>0.69936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04" calcext:value-type="float">
            <text:p>0.69720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91736" calcext:value-type="float">
            <text:p>0.391736</text:p>
          </table:table-cell>
          <table:table-cell office:value-type="float" office:value="0.677969" calcext:value-type="float">
            <text:p>0.6779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965" calcext:value-type="float">
            <text:p>0.6979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0.686352" calcext:value-type="float">
            <text:p>0.686352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65" calcext:value-type="float">
            <text:p>0.70186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815" calcext:value-type="float">
            <text:p>0.69881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.658205" calcext:value-type="float">
            <text:p>0.658205</text:p>
          </table:table-cell>
          <table:table-cell office:value-type="float" office:value="0.699929" calcext:value-type="float">
            <text:p>0.6999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981" calcext:value-type="float">
            <text:p>0.6959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0.690673" calcext:value-type="float">
            <text:p>0.6906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237" calcext:value-type="float">
            <text:p>0.6992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6836" calcext:value-type="float">
            <text:p>0.6968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856" calcext:value-type="float">
            <text:p>0.6998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656387" calcext:value-type="float">
            <text:p>0.6563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903" calcext:value-type="float">
            <text:p>0.69590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4191" calcext:value-type="float">
            <text:p>0.6941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47" calcext:value-type="float">
            <text:p>0.70174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594" calcext:value-type="float">
            <text:p>0.69959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39669" calcext:value-type="float">
            <text:p>0.639669</text:p>
          </table:table-cell>
          <table:table-cell office:value-type="float" office:value="0.688264" calcext:value-type="float">
            <text:p>0.688264</text:p>
          </table:table-cell>
          <table:table-cell office:value-type="float" office:value="0.699882" calcext:value-type="float">
            <text:p>0.6998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985" calcext:value-type="float">
            <text:p>0.69898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667438" calcext:value-type="float">
            <text:p>0.667438</text:p>
          </table:table-cell>
          <table:table-cell office:value-type="float" office:value="0.69974" calcext:value-type="float">
            <text:p>0.699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77" calcext:value-type="float">
            <text:p>0.70167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885" calcext:value-type="float">
            <text:p>0.69688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668855" calcext:value-type="float">
            <text:p>0.668855</text:p>
          </table:table-cell>
          <table:table-cell office:value-type="float" office:value="0.699882" calcext:value-type="float">
            <text:p>0.6998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039" calcext:value-type="float">
            <text:p>0.6970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613601" calcext:value-type="float">
            <text:p>0.613601</text:p>
          </table:table-cell>
          <table:table-cell office:value-type="float" office:value="0.699953" calcext:value-type="float">
            <text:p>0.6999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1521" calcext:value-type="float">
            <text:p>0.6915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674475" calcext:value-type="float">
            <text:p>0.6744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13" calcext:value-type="float">
            <text:p>0.69761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676411" calcext:value-type="float">
            <text:p>0.6764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972" calcext:value-type="float">
            <text:p>0.6979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5089" calcext:value-type="float">
            <text:p>0.6950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674" calcext:value-type="float">
            <text:p>0.69967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85124" calcext:value-type="float">
            <text:p>0.685124</text:p>
          </table:table-cell>
          <table:table-cell office:value-type="float" office:value="0.695325" calcext:value-type="float">
            <text:p>0.6953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698" calcext:value-type="float">
            <text:p>0.6996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671074" calcext:value-type="float">
            <text:p>0.6710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73" calcext:value-type="float">
            <text:p>0.69727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0.67046" calcext:value-type="float">
            <text:p>0.670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211" calcext:value-type="float">
            <text:p>0.69721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86446" calcext:value-type="float">
            <text:p>0.6864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893" calcext:value-type="float">
            <text:p>0.69889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2314" calcext:value-type="float">
            <text:p>0.62314</text:p>
          </table:table-cell>
          <table:table-cell office:value-type="float" office:value="0.688784" calcext:value-type="float">
            <text:p>0.68878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64" calcext:value-type="float">
            <text:p>0.70316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195" calcext:value-type="float">
            <text:p>0.69919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52893" calcext:value-type="float">
            <text:p>0.552893</text:p>
          </table:table-cell>
          <table:table-cell office:value-type="float" office:value="0.687344" calcext:value-type="float">
            <text:p>0.68734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982" calcext:value-type="float">
            <text:p>0.6989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673908" calcext:value-type="float">
            <text:p>0.67390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74" calcext:value-type="float">
            <text:p>0.70257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48" calcext:value-type="float">
            <text:p>0.6976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39669" calcext:value-type="float">
            <text:p>0.639669</text:p>
          </table:table-cell>
          <table:table-cell office:value-type="float" office:value="0.69013" calcext:value-type="float">
            <text:p>0.690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71" calcext:value-type="float">
            <text:p>0.70177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19" calcext:value-type="float">
            <text:p>0.6991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53719" calcext:value-type="float">
            <text:p>0.653719</text:p>
          </table:table-cell>
          <table:table-cell office:value-type="float" office:value="0.692043" calcext:value-type="float">
            <text:p>0.6920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452" calcext:value-type="float">
            <text:p>0.6994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66116" calcext:value-type="float">
            <text:p>0.666116</text:p>
          </table:table-cell>
          <table:table-cell office:value-type="float" office:value="0.692491" calcext:value-type="float">
            <text:p>0.6924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95" calcext:value-type="float">
            <text:p>0.70179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429" calcext:value-type="float">
            <text:p>0.6994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67549" calcext:value-type="float">
            <text:p>0.6754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856" calcext:value-type="float">
            <text:p>0.6978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4711" calcext:value-type="float">
            <text:p>0.6947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17" calcext:value-type="float">
            <text:p>0.7031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783" calcext:value-type="float">
            <text:p>0.69978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78512" calcext:value-type="float">
            <text:p>0.678512</text:p>
          </table:table-cell>
          <table:table-cell office:value-type="float" office:value="0.694357" calcext:value-type="float">
            <text:p>0.6943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9" calcext:value-type="float">
            <text:p>0.7022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665" calcext:value-type="float">
            <text:p>0.69966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7355" calcext:value-type="float">
            <text:p>0.617355</text:p>
          </table:table-cell>
          <table:table-cell office:value-type="float" office:value="0.692161" calcext:value-type="float">
            <text:p>0.6921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523" calcext:value-type="float">
            <text:p>0.69952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61157" calcext:value-type="float">
            <text:p>0.161157</text:p>
          </table:table-cell>
          <table:table-cell office:value-type="float" office:value="0.677426" calcext:value-type="float">
            <text:p>0.6774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" calcext:value-type="float">
            <text:p>0.703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05" calcext:value-type="float">
            <text:p>0.6980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54545" calcext:value-type="float">
            <text:p>0.654545</text:p>
          </table:table-cell>
          <table:table-cell office:value-type="float" office:value="0.687603" calcext:value-type="float">
            <text:p>0.687603</text:p>
          </table:table-cell>
          <table:table-cell office:value-type="float" office:value="0.699717" calcext:value-type="float">
            <text:p>0.6997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897" calcext:value-type="float">
            <text:p>0.69889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22314" calcext:value-type="float">
            <text:p>0.422314</text:p>
          </table:table-cell>
          <table:table-cell office:value-type="float" office:value="0.677851" calcext:value-type="float">
            <text:p>0.67785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43" calcext:value-type="float">
            <text:p>0.70224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009" calcext:value-type="float">
            <text:p>0.69800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98347" calcext:value-type="float">
            <text:p>0.598347</text:p>
          </table:table-cell>
          <table:table-cell office:value-type="float" office:value="0.68758" calcext:value-type="float">
            <text:p>0.6875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923" calcext:value-type="float">
            <text:p>0.69892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0.65856" calcext:value-type="float">
            <text:p>0.6585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187" calcext:value-type="float">
            <text:p>0.69618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5124" calcext:value-type="float">
            <text:p>0.55124</text:p>
          </table:table-cell>
          <table:table-cell office:value-type="float" office:value="0.690059" calcext:value-type="float">
            <text:p>0.69005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171" calcext:value-type="float">
            <text:p>0.6991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0.674734" calcext:value-type="float">
            <text:p>0.6747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39" calcext:value-type="float">
            <text:p>0.6976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0.656482" calcext:value-type="float">
            <text:p>0.65648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18" calcext:value-type="float">
            <text:p>0.69581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47107" calcext:value-type="float">
            <text:p>0.647107</text:p>
          </table:table-cell>
          <table:table-cell office:value-type="float" office:value="0.696364" calcext:value-type="float">
            <text:p>0.696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802" calcext:value-type="float">
            <text:p>0.69980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698135" calcext:value-type="float">
            <text:p>0.69813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979" calcext:value-type="float">
            <text:p>0.6999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697639" calcext:value-type="float">
            <text:p>0.69763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929" calcext:value-type="float">
            <text:p>0.6999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.676364" calcext:value-type="float">
            <text:p>0.676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884" calcext:value-type="float">
            <text:p>0.69788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85124" calcext:value-type="float">
            <text:p>0.685124</text:p>
          </table:table-cell>
          <table:table-cell office:value-type="float" office:value="0.696009" calcext:value-type="float">
            <text:p>0.6960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766" calcext:value-type="float">
            <text:p>0.6997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74073" calcext:value-type="float">
            <text:p>0.6740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55" calcext:value-type="float">
            <text:p>0.6976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1983" calcext:value-type="float">
            <text:p>0.661983</text:p>
          </table:table-cell>
          <table:table-cell office:value-type="float" office:value="0.695466" calcext:value-type="float">
            <text:p>0.6954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795" calcext:value-type="float">
            <text:p>0.69979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92987" calcext:value-type="float">
            <text:p>0.6929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547" calcext:value-type="float">
            <text:p>0.699547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675773" calcext:value-type="float">
            <text:p>0.6757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825" calcext:value-type="float">
            <text:p>0.69782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2562" calcext:value-type="float">
            <text:p>0.62562</text:p>
          </table:table-cell>
          <table:table-cell office:value-type="float" office:value="0.694357" calcext:value-type="float">
            <text:p>0.6943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601" calcext:value-type="float">
            <text:p>0.69960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87603" calcext:value-type="float">
            <text:p>0.687603</text:p>
          </table:table-cell>
          <table:table-cell office:value-type="float" office:value="0.696836" calcext:value-type="float">
            <text:p>0.6968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849" calcext:value-type="float">
            <text:p>0.69984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87603" calcext:value-type="float">
            <text:p>0.687603</text:p>
          </table:table-cell>
          <table:table-cell office:value-type="float" office:value="0.698489" calcext:value-type="float">
            <text:p>0.6984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700014" calcext:value-type="float">
            <text:p>0.70001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87603" calcext:value-type="float">
            <text:p>0.687603</text:p>
          </table:table-cell>
          <table:table-cell office:value-type="float" office:value="0.69804" calcext:value-type="float">
            <text:p>0.6980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969" calcext:value-type="float">
            <text:p>0.69996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677072" calcext:value-type="float">
            <text:p>0.67707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872" calcext:value-type="float">
            <text:p>0.69787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82645" calcext:value-type="float">
            <text:p>0.682645</text:p>
          </table:table-cell>
          <table:table-cell office:value-type="float" office:value="0.698064" calcext:value-type="float">
            <text:p>0.6980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972" calcext:value-type="float">
            <text:p>0.69997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82645" calcext:value-type="float">
            <text:p>0.682645</text:p>
          </table:table-cell>
          <table:table-cell office:value-type="float" office:value="0.698465" calcext:value-type="float">
            <text:p>0.69846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700094" calcext:value-type="float">
            <text:p>0.70009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025" calcext:value-type="float">
            <text:p>0.657025</text:p>
          </table:table-cell>
          <table:table-cell office:value-type="float" office:value="0.695797" calcext:value-type="float">
            <text:p>0.69579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828" calcext:value-type="float">
            <text:p>0.69982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7025" calcext:value-type="float">
            <text:p>0.657025</text:p>
          </table:table-cell>
          <table:table-cell office:value-type="float" office:value="0.694734" calcext:value-type="float">
            <text:p>0.6947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03" calcext:value-type="float">
            <text:p>0.70250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724" calcext:value-type="float">
            <text:p>0.69972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67379" calcext:value-type="float">
            <text:p>0.6737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627" calcext:value-type="float">
            <text:p>0.69762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675348" calcext:value-type="float">
            <text:p>0.67534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783" calcext:value-type="float">
            <text:p>0.69778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56198" calcext:value-type="float">
            <text:p>0.656198</text:p>
          </table:table-cell>
          <table:table-cell office:value-type="float" office:value="0.6949" calcext:value-type="float">
            <text:p>0.694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655" calcext:value-type="float">
            <text:p>0.69965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0.663589" calcext:value-type="float">
            <text:p>0.6635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07" calcext:value-type="float">
            <text:p>0.7020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56" calcext:value-type="float">
            <text:p>0.6965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70248" calcext:value-type="float">
            <text:p>0.570248</text:p>
          </table:table-cell>
          <table:table-cell office:value-type="float" office:value="0.687981" calcext:value-type="float">
            <text:p>0.6879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54" calcext:value-type="float">
            <text:p>0.70205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004" calcext:value-type="float">
            <text:p>0.69900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03306" calcext:value-type="float">
            <text:p>0.503306</text:p>
          </table:table-cell>
          <table:table-cell office:value-type="float" office:value="0.68876" calcext:value-type="float">
            <text:p>0.688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046" calcext:value-type="float">
            <text:p>0.69904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0.628052" calcext:value-type="float">
            <text:p>0.6280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2975" calcext:value-type="float">
            <text:p>0.69297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5702" calcext:value-type="float">
            <text:p>0.615702</text:p>
          </table:table-cell>
          <table:table-cell office:value-type="float" office:value="0.692373" calcext:value-type="float">
            <text:p>0.6923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485" calcext:value-type="float">
            <text:p>0.69948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75207" calcext:value-type="float">
            <text:p>0.575207</text:p>
          </table:table-cell>
          <table:table-cell office:value-type="float" office:value="0.684534" calcext:value-type="float">
            <text:p>0.6845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8701" calcext:value-type="float">
            <text:p>0.69870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8843" calcext:value-type="float">
            <text:p>0.38843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99622" calcext:value-type="float">
            <text:p>0.6996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7707" calcext:value-type="float">
            <text:p>0.69770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0.66673" calcext:value-type="float">
            <text:p>0.66673</text:p>
          </table:table-cell>
          <table:table-cell office:value-type="float" office:value="0.69974" calcext:value-type="float">
            <text:p>0.699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812" calcext:value-type="float">
            <text:p>0.6968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157" calcext:value-type="float">
            <text:p>0.61157</text:p>
          </table:table-cell>
          <table:table-cell office:value-type="float" office:value="0.689091" calcext:value-type="float">
            <text:p>0.689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157" calcext:value-type="float">
            <text:p>0.69915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.69209" calcext:value-type="float">
            <text:p>0.692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457" calcext:value-type="float">
            <text:p>0.69945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66116" calcext:value-type="float">
            <text:p>0.566116</text:p>
          </table:table-cell>
          <table:table-cell office:value-type="float" office:value="0.688288" calcext:value-type="float">
            <text:p>0.6882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077" calcext:value-type="float">
            <text:p>0.69907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66116" calcext:value-type="float">
            <text:p>0.566116</text:p>
          </table:table-cell>
          <table:table-cell office:value-type="float" office:value="0.690059" calcext:value-type="float">
            <text:p>0.69005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171" calcext:value-type="float">
            <text:p>0.69917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66116" calcext:value-type="float">
            <text:p>0.566116</text:p>
          </table:table-cell>
          <table:table-cell office:value-type="float" office:value="0.691098" calcext:value-type="float">
            <text:p>0.6910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9275" calcext:value-type="float">
            <text:p>0.6992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4:35:21.807229166</dc:date>
    <meta:editing-duration>PT1M35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532cm" svg:height="11.118cm">
          <chart:coordinate-region svg:x="2.178cm" svg:y="0.452cm" svg:width="16.752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037332">
                <text:p>0.037332</text:p>
                <draw:g>
                  <svg:desc>accuracy.C2:accuracy.C301</svg:desc>
                </draw:g>
              </table:table-cell>
              <table:table-cell office:value-type="float" office:value="0.038796">
                <text:p>0.038796</text:p>
                <draw:g>
                  <svg:desc>accuracy.D2:accuracy.D301</svg:desc>
                </draw:g>
              </table:table-cell>
              <table:table-cell office:value-type="float" office:value="0.040826">
                <text:p>0.040826</text:p>
                <draw:g>
                  <svg:desc>accuracy.E2:accuracy.E301</svg:desc>
                </draw:g>
              </table:table-cell>
              <table:table-cell office:value-type="float" office:value="0.073813">
                <text:p>0.073813</text:p>
                <draw:g>
                  <svg:desc>accuracy.F2:accuracy.F301</svg:desc>
                </draw:g>
              </table:table-cell>
              <table:table-cell office:value-type="float" office:value="0.152349">
                <text:p>0.152349</text:p>
                <draw:g>
                  <svg:desc>accuracy.G2:accuracy.G301</svg:desc>
                </draw:g>
              </table:table-cell>
              <table:table-cell office:value-type="float" office:value="0.21745">
                <text:p>0.21745</text:p>
                <draw:g>
                  <svg:desc>accuracy.H2:accuracy.H301</svg:desc>
                </draw:g>
              </table:table-cell>
              <table:table-cell office:value-type="float" office:value="0.252538">
                <text:p>0.252538</text:p>
                <draw:g>
                  <svg:desc>accuracy.I2:accuracy.I301</svg:desc>
                </draw:g>
              </table:table-cell>
              <table:table-cell office:value-type="float" office:value="0.418253">
                <text:p>0.418253</text:p>
                <draw:g>
                  <svg:desc>accuracy.J2:accuracy.J301</svg:desc>
                </draw:g>
              </table:table-cell>
              <table:table-cell office:value-type="float" office:value="0.631688">
                <text:p>0.631688</text:p>
                <draw:g>
                  <svg:desc>accuracy.K2:accuracy.K301</svg:desc>
                </draw:g>
              </table:table-cell>
              <table:table-cell office:value-type="float" office:value="0.699693">
                <text:p>0.699693</text:p>
                <draw:g>
                  <svg:desc>accuracy.L2:accuracy.L301</svg:desc>
                </draw:g>
              </table:table-cell>
              <table:table-cell office:value-type="float" office:value="0.7">
                <text:p>0.7</text:p>
                <draw:g>
                  <svg:desc>accuracy.M2:accuracy.M301</svg:desc>
                </draw:g>
              </table:table-cell>
              <table:table-cell office:value-type="float" office:value="0.256274">
                <text:p>0.256274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9055">
                <text:p>0.039055</text:p>
              </table:table-cell>
              <table:table-cell office:value-type="float" office:value="0.104132">
                <text:p>0.104132</text:p>
              </table:table-cell>
              <table:table-cell office:value-type="float" office:value="0.205998">
                <text:p>0.205998</text:p>
              </table:table-cell>
              <table:table-cell office:value-type="float" office:value="0.229941">
                <text:p>0.229941</text:p>
              </table:table-cell>
              <table:table-cell office:value-type="float" office:value="0.351051">
                <text:p>0.351051</text:p>
              </table:table-cell>
              <table:table-cell office:value-type="float" office:value="0.509587">
                <text:p>0.509587</text:p>
              </table:table-cell>
              <table:table-cell office:value-type="float" office:value="0.6132">
                <text:p>0.6132</text:p>
              </table:table-cell>
              <table:table-cell office:value-type="float" office:value="0.675348">
                <text:p>0.675348</text:p>
              </table:table-cell>
              <table:table-cell office:value-type="float" office:value="0.699693">
                <text:p>0.6996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222">
                <text:p>0.08222</text:p>
              </table:table-cell>
              <table:table-cell office:value-type="float" office:value="0.212751">
                <text:p>0.212751</text:p>
              </table:table-cell>
              <table:table-cell office:value-type="float" office:value="0.272845">
                <text:p>0.272845</text:p>
              </table:table-cell>
              <table:table-cell office:value-type="float" office:value="0.422267">
                <text:p>0.422267</text:p>
              </table:table-cell>
              <table:table-cell office:value-type="float" office:value="0.558937">
                <text:p>0.558937</text:p>
              </table:table-cell>
              <table:table-cell office:value-type="float" office:value="0.630649">
                <text:p>0.630649</text:p>
              </table:table-cell>
              <table:table-cell office:value-type="float" office:value="0.673908">
                <text:p>0.673908</text:p>
              </table:table-cell>
              <table:table-cell office:value-type="float" office:value="0.698253">
                <text:p>0.6982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95183">
                <text:p>0.495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0697">
                <text:p>0.050697</text:p>
              </table:table-cell>
              <table:table-cell office:value-type="float" office:value="0.20477">
                <text:p>0.20477</text:p>
              </table:table-cell>
              <table:table-cell office:value-type="float" office:value="0.36961">
                <text:p>0.36961</text:p>
              </table:table-cell>
              <table:table-cell office:value-type="float" office:value="0.535277">
                <text:p>0.535277</text:p>
              </table:table-cell>
              <table:table-cell office:value-type="float" office:value="0.607438">
                <text:p>0.607438</text:p>
              </table:table-cell>
              <table:table-cell office:value-type="float" office:value="0.668194">
                <text:p>0.668194</text:p>
              </table:table-cell>
              <table:table-cell office:value-type="float" office:value="0.693577">
                <text:p>0.693577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22954">
                <text:p>0.5229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132">
                <text:p>0.104132</text:p>
              </table:table-cell>
              <table:table-cell office:value-type="float" office:value="0.263495">
                <text:p>0.263495</text:p>
              </table:table-cell>
              <table:table-cell office:value-type="float" office:value="0.467084">
                <text:p>0.467084</text:p>
              </table:table-cell>
              <table:table-cell office:value-type="float" office:value="0.57098">
                <text:p>0.57098</text:p>
              </table:table-cell>
              <table:table-cell office:value-type="float" office:value="0.651665">
                <text:p>0.651665</text:p>
              </table:table-cell>
              <table:table-cell office:value-type="float" office:value="0.686092">
                <text:p>0.686092</text:p>
              </table:table-cell>
              <table:table-cell office:value-type="float" office:value="0.69889">
                <text:p>0.698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54234">
                <text:p>0.5542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7969">
                <text:p>0.137969</text:p>
              </table:table-cell>
              <table:table-cell office:value-type="float" office:value="0.30588">
                <text:p>0.30588</text:p>
              </table:table-cell>
              <table:table-cell office:value-type="float" office:value="0.525974">
                <text:p>0.525974</text:p>
              </table:table-cell>
              <table:table-cell office:value-type="float" office:value="0.617426">
                <text:p>0.617426</text:p>
              </table:table-cell>
              <table:table-cell office:value-type="float" office:value="0.667532">
                <text:p>0.667532</text:p>
              </table:table-cell>
              <table:table-cell office:value-type="float" office:value="0.688524">
                <text:p>0.688524</text:p>
              </table:table-cell>
              <table:table-cell office:value-type="float" office:value="0.699103">
                <text:p>0.6991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74241">
                <text:p>0.5742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8819">
                <text:p>0.158819</text:p>
              </table:table-cell>
              <table:table-cell office:value-type="float" office:value="0.409492">
                <text:p>0.409492</text:p>
              </table:table-cell>
              <table:table-cell office:value-type="float" office:value="0.577497">
                <text:p>0.577497</text:p>
              </table:table-cell>
              <table:table-cell office:value-type="float" office:value="0.6383">
                <text:p>0.6383</text:p>
              </table:table-cell>
              <table:table-cell office:value-type="float" office:value="0.67575">
                <text:p>0.67575</text:p>
              </table:table-cell>
              <table:table-cell office:value-type="float" office:value="0.693223">
                <text:p>0.693223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71">
                <text:p>0.700071</text:p>
              </table:table-cell>
              <table:table-cell office:value-type="float" office:value="0.702479">
                <text:p>0.702479</text:p>
              </table:table-cell>
              <table:table-cell office:value-type="float" office:value="0.595303">
                <text:p>0.5953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281">
                <text:p>0.18281</text:p>
              </table:table-cell>
              <table:table-cell office:value-type="float" office:value="0.454664">
                <text:p>0.454664</text:p>
              </table:table-cell>
              <table:table-cell office:value-type="float" office:value="0.580071">
                <text:p>0.580071</text:p>
              </table:table-cell>
              <table:table-cell office:value-type="float" office:value="0.651004">
                <text:p>0.651004</text:p>
              </table:table-cell>
              <table:table-cell office:value-type="float" office:value="0.683211">
                <text:p>0.683211</text:p>
              </table:table-cell>
              <table:table-cell office:value-type="float" office:value="0.696741">
                <text:p>0.6967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42">
                <text:p>0.700142</text:p>
              </table:table-cell>
              <table:table-cell office:value-type="float" office:value="0.702479">
                <text:p>0.702479</text:p>
              </table:table-cell>
              <table:table-cell office:value-type="float" office:value="0.604864">
                <text:p>0.6048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778">
                <text:p>0.19778</text:p>
              </table:table-cell>
              <table:table-cell office:value-type="float" office:value="0.483424">
                <text:p>0.483424</text:p>
              </table:table-cell>
              <table:table-cell office:value-type="float" office:value="0.606517">
                <text:p>0.606517</text:p>
              </table:table-cell>
              <table:table-cell office:value-type="float" office:value="0.664793">
                <text:p>0.664793</text:p>
              </table:table-cell>
              <table:table-cell office:value-type="float" office:value="0.687367">
                <text:p>0.687367</text:p>
              </table:table-cell>
              <table:table-cell office:value-type="float" office:value="0.697969">
                <text:p>0.6979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42">
                <text:p>0.700142</text:p>
              </table:table-cell>
              <table:table-cell office:value-type="float" office:value="0.702479">
                <text:p>0.702479</text:p>
              </table:table-cell>
              <table:table-cell office:value-type="float" office:value="0.613799">
                <text:p>0.6137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2137">
                <text:p>0.252137</text:p>
              </table:table-cell>
              <table:table-cell office:value-type="float" office:value="0.517332">
                <text:p>0.517332</text:p>
              </table:table-cell>
              <table:table-cell office:value-type="float" office:value="0.618371">
                <text:p>0.618371</text:p>
              </table:table-cell>
              <table:table-cell office:value-type="float" office:value="0.671877">
                <text:p>0.671877</text:p>
              </table:table-cell>
              <table:table-cell office:value-type="float" office:value="0.690224">
                <text:p>0.690224</text:p>
              </table:table-cell>
              <table:table-cell office:value-type="float" office:value="0.69856">
                <text:p>0.698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2479">
                <text:p>0.702479</text:p>
              </table:table-cell>
              <table:table-cell office:value-type="float" office:value="0.624867">
                <text:p>0.6248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5041">
                <text:p>0.275041</text:p>
              </table:table-cell>
              <table:table-cell office:value-type="float" office:value="0.556883">
                <text:p>0.556883</text:p>
              </table:table-cell>
              <table:table-cell office:value-type="float" office:value="0.642881">
                <text:p>0.642881</text:p>
              </table:table-cell>
              <table:table-cell office:value-type="float" office:value="0.682645">
                <text:p>0.682645</text:p>
              </table:table-cell>
              <table:table-cell office:value-type="float" office:value="0.695254">
                <text:p>0.695254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42">
                <text:p>0.700142</text:p>
              </table:table-cell>
              <table:table-cell office:value-type="float" office:value="0.702479">
                <text:p>0.702479</text:p>
              </table:table-cell>
              <table:table-cell office:value-type="float" office:value="0.63527">
                <text:p>0.63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124">
                <text:p>0.27124</text:p>
              </table:table-cell>
              <table:table-cell office:value-type="float" office:value="0.537568">
                <text:p>0.537568</text:p>
              </table:table-cell>
              <table:table-cell office:value-type="float" office:value="0.641606">
                <text:p>0.641606</text:p>
              </table:table-cell>
              <table:table-cell office:value-type="float" office:value="0.683542">
                <text:p>0.683542</text:p>
              </table:table-cell>
              <table:table-cell office:value-type="float" office:value="0.697119">
                <text:p>0.6971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42">
                <text:p>0.700142</text:p>
              </table:table-cell>
              <table:table-cell office:value-type="float" office:value="0.702479">
                <text:p>0.702479</text:p>
              </table:table-cell>
              <table:table-cell office:value-type="float" office:value="0.633122">
                <text:p>0.6331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6883">
                <text:p>0.296883</text:p>
              </table:table-cell>
              <table:table-cell office:value-type="float" office:value="0.57039">
                <text:p>0.57039</text:p>
              </table:table-cell>
              <table:table-cell office:value-type="float" office:value="0.666068">
                <text:p>0.666068</text:p>
              </table:table-cell>
              <table:table-cell office:value-type="float" office:value="0.690106">
                <text:p>0.690106</text:p>
              </table:table-cell>
              <table:table-cell office:value-type="float" office:value="0.698937">
                <text:p>0.6989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3306">
                <text:p>0.703306</text:p>
              </table:table-cell>
              <table:table-cell office:value-type="float" office:value="0.642267">
                <text:p>0.6422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438">
                <text:p>0.27438</text:p>
              </table:table-cell>
              <table:table-cell office:value-type="float" office:value="0.576411">
                <text:p>0.576411</text:p>
              </table:table-cell>
              <table:table-cell office:value-type="float" office:value="0.66144">
                <text:p>0.66144</text:p>
              </table:table-cell>
              <table:table-cell office:value-type="float" office:value="0.687839">
                <text:p>0.687839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3306">
                <text:p>0.703306</text:p>
              </table:table-cell>
              <table:table-cell office:value-type="float" office:value="0.639934">
                <text:p>0.6399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3282">
                <text:p>0.363282</text:p>
              </table:table-cell>
              <table:table-cell office:value-type="float" office:value="0.604156">
                <text:p>0.604156</text:p>
              </table:table-cell>
              <table:table-cell office:value-type="float" office:value="0.667721">
                <text:p>0.667721</text:p>
              </table:table-cell>
              <table:table-cell office:value-type="float" office:value="0.694191">
                <text:p>0.694191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3306">
                <text:p>0.703306</text:p>
              </table:table-cell>
              <table:table-cell office:value-type="float" office:value="0.652942">
                <text:p>0.6529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22928">
                <text:p>0.322928</text:p>
              </table:table-cell>
              <table:table-cell office:value-type="float" office:value="0.606564">
                <text:p>0.606564</text:p>
              </table:table-cell>
              <table:table-cell office:value-type="float" office:value="0.669965">
                <text:p>0.669965</text:p>
              </table:table-cell>
              <table:table-cell office:value-type="float" office:value="0.691499">
                <text:p>0.691499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89">
                <text:p>0.700189</text:p>
              </table:table-cell>
              <table:table-cell office:value-type="float" office:value="0.703306">
                <text:p>0.703306</text:p>
              </table:table-cell>
              <table:table-cell office:value-type="float" office:value="0.649055">
                <text:p>0.6490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4262">
                <text:p>0.414262</text:p>
              </table:table-cell>
              <table:table-cell office:value-type="float" office:value="0.639717">
                <text:p>0.639717</text:p>
              </table:table-cell>
              <table:table-cell office:value-type="float" office:value="0.68059">
                <text:p>0.68059</text:p>
              </table:table-cell>
              <table:table-cell office:value-type="float" office:value="0.697096">
                <text:p>0.6970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3">
                <text:p>0.700283</text:p>
              </table:table-cell>
              <table:table-cell office:value-type="float" office:value="0.703306">
                <text:p>0.703306</text:p>
              </table:table-cell>
              <table:table-cell office:value-type="float" office:value="0.663195">
                <text:p>0.6631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71523">
                <text:p>0.371523</text:p>
              </table:table-cell>
              <table:table-cell office:value-type="float" office:value="0.643164">
                <text:p>0.643164</text:p>
              </table:table-cell>
              <table:table-cell office:value-type="float" office:value="0.687414">
                <text:p>0.687414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60158">
                <text:p>0.6601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63235">
                <text:p>0.463235</text:p>
              </table:table-cell>
              <table:table-cell office:value-type="float" office:value="0.662196">
                <text:p>0.662196</text:p>
              </table:table-cell>
              <table:table-cell office:value-type="float" office:value="0.692066">
                <text:p>0.692066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56">
                <text:p>0.700756</text:p>
              </table:table-cell>
              <table:table-cell office:value-type="float" office:value="0.708264">
                <text:p>0.708264</text:p>
              </table:table-cell>
              <table:table-cell office:value-type="float" office:value="0.671771">
                <text:p>0.6717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4817">
                <text:p>0.444817</text:p>
              </table:table-cell>
              <table:table-cell office:value-type="float" office:value="0.64706">
                <text:p>0.64706</text:p>
              </table:table-cell>
              <table:table-cell office:value-type="float" office:value="0.687863">
                <text:p>0.68786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8264">
                <text:p>0.708264</text:p>
              </table:table-cell>
              <table:table-cell office:value-type="float" office:value="0.667957">
                <text:p>0.6679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8725">
                <text:p>0.478725</text:p>
              </table:table-cell>
              <table:table-cell office:value-type="float" office:value="0.661771">
                <text:p>0.661771</text:p>
              </table:table-cell>
              <table:table-cell office:value-type="float" office:value="0.694522">
                <text:p>0.694522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8264">
                <text:p>0.708264</text:p>
              </table:table-cell>
              <table:table-cell office:value-type="float" office:value="0.673561">
                <text:p>0.6735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6812">
                <text:p>0.496812</text:p>
              </table:table-cell>
              <table:table-cell office:value-type="float" office:value="0.672822">
                <text:p>0.672822</text:p>
              </table:table-cell>
              <table:table-cell office:value-type="float" office:value="0.695702">
                <text:p>0.695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08264">
                <text:p>0.708264</text:p>
              </table:table-cell>
              <table:table-cell office:value-type="float" office:value="0.676604">
                <text:p>0.6766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1074">
                <text:p>0.531074</text:p>
              </table:table-cell>
              <table:table-cell office:value-type="float" office:value="0.680024">
                <text:p>0.680024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80798">
                <text:p>0.6807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84604">
                <text:p>0.484604</text:p>
              </table:table-cell>
              <table:table-cell office:value-type="float" office:value="0.688501">
                <text:p>0.688501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77353">
                <text:p>0.6773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57993">
                <text:p>0.557993</text:p>
              </table:table-cell>
              <table:table-cell office:value-type="float" office:value="0.692373">
                <text:p>0.692373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074">
                <text:p>0.6850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01417">
                <text:p>0.601417</text:p>
              </table:table-cell>
              <table:table-cell office:value-type="float" office:value="0.696836">
                <text:p>0.6968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9875">
                <text:p>0.6898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48548">
                <text:p>0.648548</text:p>
              </table:table-cell>
              <table:table-cell office:value-type="float" office:value="0.698749">
                <text:p>0.6987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94777">
                <text:p>0.6947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50484">
                <text:p>0.650484</text:p>
              </table:table-cell>
              <table:table-cell office:value-type="float" office:value="0.698394">
                <text:p>0.6983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94935">
                <text:p>0.6949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9587">
                <text:p>0.489587</text:p>
              </table:table-cell>
              <table:table-cell office:value-type="float" office:value="0.693506">
                <text:p>0.693506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78352">
                <text:p>0.6783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06895">
                <text:p>0.506895</text:p>
              </table:table-cell>
              <table:table-cell office:value-type="float" office:value="0.693341">
                <text:p>0.693341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80059">
                <text:p>0.6800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62527">
                <text:p>0.562527</text:p>
              </table:table-cell>
              <table:table-cell office:value-type="float" office:value="0.694191">
                <text:p>0.694191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719">
                <text:p>0.6857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0307">
                <text:p>0.580307</text:p>
              </table:table-cell>
              <table:table-cell office:value-type="float" office:value="0.695159">
                <text:p>0.695159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7591">
                <text:p>0.6875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07698">
                <text:p>0.507698</text:p>
              </table:table-cell>
              <table:table-cell office:value-type="float" office:value="0.69523">
                <text:p>0.695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0342">
                <text:p>0.6803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38725">
                <text:p>0.538725</text:p>
              </table:table-cell>
              <table:table-cell office:value-type="float" office:value="0.695868">
                <text:p>0.695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3509">
                <text:p>0.6835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49492">
                <text:p>0.549492</text:p>
              </table:table-cell>
              <table:table-cell office:value-type="float" office:value="0.695655">
                <text:p>0.6956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4564">
                <text:p>0.6845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706">
                <text:p>0.50706</text:p>
              </table:table-cell>
              <table:table-cell office:value-type="float" office:value="0.695183">
                <text:p>0.6951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80272">
                <text:p>0.6802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64652">
                <text:p>0.564652</text:p>
              </table:table-cell>
              <table:table-cell office:value-type="float" office:value="0.694026">
                <text:p>0.6940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915">
                <text:p>0.6859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75679">
                <text:p>0.575679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87542">
                <text:p>0.6875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0224">
                <text:p>0.610224</text:p>
              </table:table-cell>
              <table:table-cell office:value-type="float" office:value="0.69863">
                <text:p>0.698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8264">
                <text:p>0.708264</text:p>
              </table:table-cell>
              <table:table-cell office:value-type="float" office:value="0.690935">
                <text:p>0.6909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40756">
                <text:p>0.640756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94071">
                <text:p>0.6940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73459">
                <text:p>0.673459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72">
                <text:p>0.700472</text:p>
              </table:table-cell>
              <table:table-cell office:value-type="float" office:value="0.708264">
                <text:p>0.708264</text:p>
              </table:table-cell>
              <table:table-cell office:value-type="float" office:value="0.697346">
                <text:p>0.6973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15773">
                <text:p>0.615773</text:p>
              </table:table-cell>
              <table:table-cell office:value-type="float" office:value="0.699433">
                <text:p>0.6994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91573">
                <text:p>0.6915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2196">
                <text:p>0.622196</text:p>
              </table:table-cell>
              <table:table-cell office:value-type="float" office:value="0.699055">
                <text:p>0.6990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43">
                <text:p>0.700543</text:p>
              </table:table-cell>
              <table:table-cell office:value-type="float" office:value="0.708264">
                <text:p>0.708264</text:p>
              </table:table-cell>
              <table:table-cell office:value-type="float" office:value="0.692179">
                <text:p>0.6921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56529">
                <text:p>0.556529</text:p>
              </table:table-cell>
              <table:table-cell office:value-type="float" office:value="0.698371">
                <text:p>0.6983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79">
                <text:p>0.700779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568">
                <text:p>0.6855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05856">
                <text:p>0.605856</text:p>
              </table:table-cell>
              <table:table-cell office:value-type="float" office:value="0.698914">
                <text:p>0.6989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03">
                <text:p>0.700803</text:p>
              </table:table-cell>
              <table:table-cell office:value-type="float" office:value="0.708264">
                <text:p>0.708264</text:p>
              </table:table-cell>
              <table:table-cell office:value-type="float" office:value="0.690557">
                <text:p>0.6905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22999">
                <text:p>0.622999</text:p>
              </table:table-cell>
              <table:table-cell office:value-type="float" office:value="0.698276">
                <text:p>0.6982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5">
                <text:p>0.70085</text:p>
              </table:table-cell>
              <table:table-cell office:value-type="float" office:value="0.708264">
                <text:p>0.708264</text:p>
              </table:table-cell>
              <table:table-cell office:value-type="float" office:value="0.692213">
                <text:p>0.6922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3424">
                <text:p>0.623424</text:p>
              </table:table-cell>
              <table:table-cell office:value-type="float" office:value="0.698465">
                <text:p>0.6984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38">
                <text:p>0.700638</text:p>
              </table:table-cell>
              <table:table-cell office:value-type="float" office:value="0.708264">
                <text:p>0.708264</text:p>
              </table:table-cell>
              <table:table-cell office:value-type="float" office:value="0.692253">
                <text:p>0.6922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9374">
                <text:p>0.569374</text:p>
              </table:table-cell>
              <table:table-cell office:value-type="float" office:value="0.699575">
                <text:p>0.6995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79">
                <text:p>0.700779</text:p>
              </table:table-cell>
              <table:table-cell office:value-type="float" office:value="0.708264">
                <text:p>0.708264</text:p>
              </table:table-cell>
              <table:table-cell office:value-type="float" office:value="0.686973">
                <text:p>0.6869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43684">
                <text:p>0.643684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">
                <text:p>0.70059</text:p>
              </table:table-cell>
              <table:table-cell office:value-type="float" office:value="0.708264">
                <text:p>0.708264</text:p>
              </table:table-cell>
              <table:table-cell office:value-type="float" office:value="0.69442">
                <text:p>0.694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0177">
                <text:p>0.670177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43">
                <text:p>0.700543</text:p>
              </table:table-cell>
              <table:table-cell office:value-type="float" office:value="0.708264">
                <text:p>0.708264</text:p>
              </table:table-cell>
              <table:table-cell office:value-type="float" office:value="0.69707">
                <text:p>0.697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3176">
                <text:p>0.6531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19">
                <text:p>0.700519</text:p>
              </table:table-cell>
              <table:table-cell office:value-type="float" office:value="0.708264">
                <text:p>0.708264</text:p>
              </table:table-cell>
              <table:table-cell office:value-type="float" office:value="0.69537">
                <text:p>0.6953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7615">
                <text:p>0.6776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33">
                <text:p>0.701133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875">
                <text:p>0.6978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2586">
                <text:p>0.612586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45">
                <text:p>0.70094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1344">
                <text:p>0.6913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95962">
                <text:p>0.595962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15">
                <text:p>0.701015</text:p>
              </table:table-cell>
              <table:table-cell office:value-type="float" office:value="0.710744">
                <text:p>0.710744</text:p>
              </table:table-cell>
              <table:table-cell office:value-type="float" office:value="0.689681">
                <text:p>0.68968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4793">
                <text:p>0.664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55">
                <text:p>0.696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63259">
                <text:p>0.663259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74">
                <text:p>0.700874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387">
                <text:p>0.6963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64652">
                <text:p>0.664652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519">
                <text:p>0.6965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51358">
                <text:p>0.651358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214">
                <text:p>0.6952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47107">
                <text:p>0.647107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04">
                <text:p>0.701204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81">
                <text:p>0.694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2928">
                <text:p>0.682928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97">
                <text:p>0.700897</text:p>
              </table:table-cell>
              <table:table-cell office:value-type="float" office:value="0.710744">
                <text:p>0.710744</text:p>
              </table:table-cell>
              <table:table-cell office:value-type="float" office:value="0.698364">
                <text:p>0.6983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6765">
                <text:p>0.676765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15">
                <text:p>0.70101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759">
                <text:p>0.6977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38819">
                <text:p>0.638819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005">
                <text:p>0.6940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4604">
                <text:p>0.6446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588">
                <text:p>0.6945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38607">
                <text:p>0.63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1">
                <text:p>0.70092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3953">
                <text:p>0.6939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5301">
                <text:p>0.6553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1">
                <text:p>0.70092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622">
                <text:p>0.6956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124">
                <text:p>0.57124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0744">
                <text:p>0.710744</text:p>
              </table:table-cell>
              <table:table-cell office:value-type="float" office:value="0.687166">
                <text:p>0.68716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63495">
                <text:p>0.6634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418">
                <text:p>0.6964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62999">
                <text:p>0.6629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368">
                <text:p>0.6963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83542">
                <text:p>0.6835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03">
                <text:p>0.700803</text:p>
              </table:table-cell>
              <table:table-cell office:value-type="float" office:value="0.710744">
                <text:p>0.710744</text:p>
              </table:table-cell>
              <table:table-cell office:value-type="float" office:value="0.698434">
                <text:p>0.69843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25974">
                <text:p>0.625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5">
                <text:p>0.700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2682">
                <text:p>0.6926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72987">
                <text:p>0.6729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14">
                <text:p>0.700614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36">
                <text:p>0.697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44321">
                <text:p>0.6443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14">
                <text:p>0.700614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494">
                <text:p>0.6944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77143">
                <text:p>0.6771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38">
                <text:p>0.70063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778">
                <text:p>0.69777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69728">
                <text:p>0.6697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039">
                <text:p>0.69703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1854">
                <text:p>0.6518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251">
                <text:p>0.6952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38937">
                <text:p>0.6389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74">
                <text:p>0.700874</text:p>
              </table:table-cell>
              <table:table-cell office:value-type="float" office:value="0.710744">
                <text:p>0.710744</text:p>
              </table:table-cell>
              <table:table-cell office:value-type="float" office:value="0.693981">
                <text:p>0.69398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6928">
                <text:p>0.66928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994">
                <text:p>0.6969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65856">
                <text:p>0.665856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38">
                <text:p>0.70063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642">
                <text:p>0.6966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44888">
                <text:p>0.644888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79">
                <text:p>0.700779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557">
                <text:p>0.69455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44274">
                <text:p>0.644274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5">
                <text:p>0.700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463">
                <text:p>0.6944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5183">
                <text:p>0.65183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256">
                <text:p>0.69525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48713">
                <text:p>0.648713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0744">
                <text:p>0.710744</text:p>
              </table:table-cell>
              <table:table-cell office:value-type="float" office:value="0.694947">
                <text:p>0.6949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57048">
                <text:p>0.657048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724">
                <text:p>0.6957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80118">
                <text:p>0.680118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1">
                <text:p>0.70092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8099">
                <text:p>0.6980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77001">
                <text:p>0.677001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1">
                <text:p>0.70092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78">
                <text:p>0.6977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83093">
                <text:p>0.683093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85">
                <text:p>0.70068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8338">
                <text:p>0.69833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76623">
                <text:p>0.676623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8">
                <text:p>0.70070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731">
                <text:p>0.6977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52751">
                <text:p>0.6527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38">
                <text:p>0.70063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5339">
                <text:p>0.6953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6281">
                <text:p>0.6262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15">
                <text:p>0.70101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273">
                <text:p>0.6927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65124">
                <text:p>0.665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68">
                <text:p>0.700968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609">
                <text:p>0.6966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93034">
                <text:p>0.6930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0744">
                <text:p>0.710744</text:p>
              </table:table-cell>
              <table:table-cell office:value-type="float" office:value="0.699403">
                <text:p>0.6994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91924">
                <text:p>0.691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81">
                <text:p>0.70118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9311">
                <text:p>0.6993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91783">
                <text:p>0.6917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10744">
                <text:p>0.710744</text:p>
              </table:table-cell>
              <table:table-cell office:value-type="float" office:value="0.699294">
                <text:p>0.69929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80071">
                <text:p>0.6800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33">
                <text:p>0.701133</text:p>
              </table:table-cell>
              <table:table-cell office:value-type="float" office:value="0.710744">
                <text:p>0.710744</text:p>
              </table:table-cell>
              <table:table-cell office:value-type="float" office:value="0.69812">
                <text:p>0.698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62456">
                <text:p>0.6624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45">
                <text:p>0.700945</text:p>
              </table:table-cell>
              <table:table-cell office:value-type="float" office:value="0.710744">
                <text:p>0.710744</text:p>
              </table:table-cell>
              <table:table-cell office:value-type="float" office:value="0.69634">
                <text:p>0.696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3176">
                <text:p>0.6731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1">
                <text:p>0.700921</text:p>
              </table:table-cell>
              <table:table-cell office:value-type="float" office:value="0.710744">
                <text:p>0.710744</text:p>
              </table:table-cell>
              <table:table-cell office:value-type="float" office:value="0.69741">
                <text:p>0.6974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65171">
                <text:p>0.6651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06">
                <text:p>0.701606</text:p>
              </table:table-cell>
              <table:table-cell office:value-type="float" office:value="0.721488">
                <text:p>0.721488</text:p>
              </table:table-cell>
              <table:table-cell office:value-type="float" office:value="0.696678">
                <text:p>0.6966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84699">
                <text:p>0.6846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64">
                <text:p>0.701464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616">
                <text:p>0.6986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5455">
                <text:p>0.685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661">
                <text:p>0.69866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8843">
                <text:p>0.67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0142">
                <text:p>0.6801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8">
                <text:p>0.70122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137">
                <text:p>0.69813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50838">
                <text:p>0.6508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8">
                <text:p>0.70122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5207">
                <text:p>0.69520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95797">
                <text:p>0.6957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712">
                <text:p>0.6997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74923">
                <text:p>0.6749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8">
                <text:p>0.70122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7615">
                <text:p>0.6976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95159">
                <text:p>0.6951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28">
                <text:p>0.70122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639">
                <text:p>0.6996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94238">
                <text:p>0.6942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51">
                <text:p>0.701251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549">
                <text:p>0.69954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353">
                <text:p>0.693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65">
                <text:p>0.701865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54">
                <text:p>0.6995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4734">
                <text:p>0.6747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42">
                <text:p>0.70184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7658">
                <text:p>0.69765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88335">
                <text:p>0.6883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78">
                <text:p>0.70207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041">
                <text:p>0.69904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91216">
                <text:p>0.6912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93">
                <text:p>0.701393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61">
                <text:p>0.6992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90437">
                <text:p>0.690437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42">
                <text:p>0.70184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26">
                <text:p>0.6992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92774">
                <text:p>0.6927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488">
                <text:p>0.69948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87367">
                <text:p>0.687367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857">
                <text:p>0.69885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86517">
                <text:p>0.686517</text:p>
              </table:table-cell>
              <table:table-cell office:value-type="float" office:value="0.699244">
                <text:p>0.6992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88">
                <text:p>0.70148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725">
                <text:p>0.6987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90626">
                <text:p>0.690626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11">
                <text:p>0.701511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155">
                <text:p>0.6991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82456">
                <text:p>0.68245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61">
                <text:p>0.702361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399">
                <text:p>0.69839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7327">
                <text:p>0.67327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7431">
                <text:p>0.69743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91523">
                <text:p>0.691523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17">
                <text:p>0.701417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87">
                <text:p>0.6992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90791">
                <text:p>0.690791</text:p>
              </table:table-cell>
              <table:table-cell office:value-type="float" office:value="0.699221">
                <text:p>0.6992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88">
                <text:p>0.70148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15">
                <text:p>0.699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91358">
                <text:p>0.691358</text:p>
              </table:table-cell>
              <table:table-cell office:value-type="float" office:value="0.699976">
                <text:p>0.6999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13">
                <text:p>0.701913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325">
                <text:p>0.6993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0791">
                <text:p>0.690791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4">
                <text:p>0.702054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77">
                <text:p>0.69927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87627">
                <text:p>0.687627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78">
                <text:p>0.70207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961">
                <text:p>0.69896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86187">
                <text:p>0.686187</text:p>
              </table:table-cell>
              <table:table-cell office:value-type="float" office:value="0.699551">
                <text:p>0.6995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93">
                <text:p>0.701393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713">
                <text:p>0.69871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88713">
                <text:p>0.688713</text:p>
              </table:table-cell>
              <table:table-cell office:value-type="float" office:value="0.699599">
                <text:p>0.6995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36">
                <text:p>0.701936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025">
                <text:p>0.69902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80567">
                <text:p>0.680567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123">
                <text:p>0.6981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0366">
                <text:p>0.690366</text:p>
              </table:table-cell>
              <table:table-cell office:value-type="float" office:value="0.698937">
                <text:p>0.6989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058">
                <text:p>0.69905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851">
                <text:p>0.6851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59">
                <text:p>0.698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85053">
                <text:p>0.685053</text:p>
              </table:table-cell>
              <table:table-cell office:value-type="float" office:value="0.69941">
                <text:p>0.699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574">
                <text:p>0.6985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94664">
                <text:p>0.69466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7">
                <text:p>0.70137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57">
                <text:p>0.6995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94687">
                <text:p>0.694687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">
                <text:p>0.70144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596">
                <text:p>0.6995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91004">
                <text:p>0.69100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88">
                <text:p>0.701488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16">
                <text:p>0.6992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92019">
                <text:p>0.6920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75">
                <text:p>0.701275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329">
                <text:p>0.69932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91098">
                <text:p>0.6910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99">
                <text:p>0.6992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9039">
                <text:p>0.69039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218">
                <text:p>0.69921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91499">
                <text:p>0.6914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9">
                <text:p>0.701889</text:p>
              </table:table-cell>
              <table:table-cell office:value-type="float" office:value="0.721488">
                <text:p>0.721488</text:p>
              </table:table-cell>
              <table:table-cell office:value-type="float" office:value="0.699339">
                <text:p>0.69933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85525">
                <text:p>0.685525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6">
                <text:p>0.70196</text:p>
              </table:table-cell>
              <table:table-cell office:value-type="float" office:value="0.721488">
                <text:p>0.721488</text:p>
              </table:table-cell>
              <table:table-cell office:value-type="float" office:value="0.698744">
                <text:p>0.69874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88028">
                <text:p>0.688028</text:p>
              </table:table-cell>
              <table:table-cell office:value-type="float" office:value="0.699811">
                <text:p>0.6998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23967">
                <text:p>0.723967</text:p>
              </table:table-cell>
              <table:table-cell office:value-type="float" office:value="0.699065">
                <text:p>0.69906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8961">
                <text:p>0.68961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95">
                <text:p>0.701795</text:p>
              </table:table-cell>
              <table:table-cell office:value-type="float" office:value="0.723967">
                <text:p>0.723967</text:p>
              </table:table-cell>
              <table:table-cell office:value-type="float" office:value="0.699115">
                <text:p>0.6991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89162">
                <text:p>0.689162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3967">
                <text:p>0.723967</text:p>
              </table:table-cell>
              <table:table-cell office:value-type="float" office:value="0.699079">
                <text:p>0.69907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88076">
                <text:p>0.688076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3967">
                <text:p>0.723967</text:p>
              </table:table-cell>
              <table:table-cell office:value-type="float" office:value="0.698919">
                <text:p>0.6989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77497">
                <text:p>0.677497</text:p>
              </table:table-cell>
              <table:table-cell office:value-type="float" office:value="0.69915">
                <text:p>0.699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72">
                <text:p>0.702172</text:p>
              </table:table-cell>
              <table:table-cell office:value-type="float" office:value="0.723967">
                <text:p>0.723967</text:p>
              </table:table-cell>
              <table:table-cell office:value-type="float" office:value="0.697882">
                <text:p>0.69788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67887">
                <text:p>0.667887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6">
                <text:p>0.70196</text:p>
              </table:table-cell>
              <table:table-cell office:value-type="float" office:value="0.723967">
                <text:p>0.723967</text:p>
              </table:table-cell>
              <table:table-cell office:value-type="float" office:value="0.696911">
                <text:p>0.69691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56009">
                <text:p>0.656009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3967">
                <text:p>0.723967</text:p>
              </table:table-cell>
              <table:table-cell office:value-type="float" office:value="0.695785">
                <text:p>0.69578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64817">
                <text:p>0.664817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3967">
                <text:p>0.723967</text:p>
              </table:table-cell>
              <table:table-cell office:value-type="float" office:value="0.696642">
                <text:p>0.69664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87367">
                <text:p>0.687367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3967">
                <text:p>0.723967</text:p>
              </table:table-cell>
              <table:table-cell office:value-type="float" office:value="0.698862">
                <text:p>0.6988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8642">
                <text:p>0.688642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3967">
                <text:p>0.723967</text:p>
              </table:table-cell>
              <table:table-cell office:value-type="float" office:value="0.698959">
                <text:p>0.69895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6137">
                <text:p>0.66137</text:p>
              </table:table-cell>
              <table:table-cell office:value-type="float" office:value="0.69745">
                <text:p>0.697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34">
                <text:p>0.702834</text:p>
              </table:table-cell>
              <table:table-cell office:value-type="float" office:value="0.723967">
                <text:p>0.723967</text:p>
              </table:table-cell>
              <table:table-cell office:value-type="float" office:value="0.696165">
                <text:p>0.69616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75065">
                <text:p>0.675065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23967">
                <text:p>0.723967</text:p>
              </table:table-cell>
              <table:table-cell office:value-type="float" office:value="0.697523">
                <text:p>0.6975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38418">
                <text:p>0.638418</text:p>
              </table:table-cell>
              <table:table-cell office:value-type="float" office:value="0.696576">
                <text:p>0.6965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39">
                <text:p>0.702739</text:p>
              </table:table-cell>
              <table:table-cell office:value-type="float" office:value="0.723967">
                <text:p>0.723967</text:p>
              </table:table-cell>
              <table:table-cell office:value-type="float" office:value="0.693773">
                <text:p>0.6937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77308">
                <text:p>0.677308</text:p>
              </table:table-cell>
              <table:table-cell office:value-type="float" office:value="0.693861">
                <text:p>0.693861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23967">
                <text:p>0.723967</text:p>
              </table:table-cell>
              <table:table-cell office:value-type="float" office:value="0.697299">
                <text:p>0.6972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80921">
                <text:p>0.680921</text:p>
              </table:table-cell>
              <table:table-cell office:value-type="float" office:value="0.695089">
                <text:p>0.695089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53">
                <text:p>0.705053</text:p>
              </table:table-cell>
              <table:table-cell office:value-type="float" office:value="0.723967">
                <text:p>0.723967</text:p>
              </table:table-cell>
              <table:table-cell office:value-type="float" office:value="0.698085">
                <text:p>0.69808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42361">
                <text:p>0.642361</text:p>
              </table:table-cell>
              <table:table-cell office:value-type="float" office:value="0.693554">
                <text:p>0.693554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57">
                <text:p>0.704557</text:p>
              </table:table-cell>
              <table:table-cell office:value-type="float" office:value="0.723967">
                <text:p>0.723967</text:p>
              </table:table-cell>
              <table:table-cell office:value-type="float" office:value="0.69395">
                <text:p>0.6939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5209">
                <text:p>0.65209</text:p>
              </table:table-cell>
              <table:table-cell office:value-type="float" office:value="0.694333">
                <text:p>0.694333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95">
                <text:p>0.705195</text:p>
              </table:table-cell>
              <table:table-cell office:value-type="float" office:value="0.723967">
                <text:p>0.723967</text:p>
              </table:table-cell>
              <table:table-cell office:value-type="float" office:value="0.695138">
                <text:p>0.6951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20024">
                <text:p>0.620024</text:p>
              </table:table-cell>
              <table:table-cell office:value-type="float" office:value="0.693648">
                <text:p>0.693648</text:p>
              </table:table-cell>
              <table:table-cell office:value-type="float" office:value="0.699244">
                <text:p>0.6992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2">
                <text:p>0.70392</text:p>
              </table:table-cell>
              <table:table-cell office:value-type="float" office:value="0.728099">
                <text:p>0.728099</text:p>
              </table:table-cell>
              <table:table-cell office:value-type="float" office:value="0.691684">
                <text:p>0.69168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75419">
                <text:p>0.675419</text:p>
              </table:table-cell>
              <table:table-cell office:value-type="float" office:value="0.693743">
                <text:p>0.693743</text:p>
              </table:table-cell>
              <table:table-cell office:value-type="float" office:value="0.699055">
                <text:p>0.6990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96">
                <text:p>0.703896</text:p>
              </table:table-cell>
              <table:table-cell office:value-type="float" office:value="0.728099">
                <text:p>0.728099</text:p>
              </table:table-cell>
              <table:table-cell office:value-type="float" office:value="0.697211">
                <text:p>0.69721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383">
                <text:p>0.6383</text:p>
              </table:table-cell>
              <table:table-cell office:value-type="float" office:value="0.692987">
                <text:p>0.692987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22">
                <text:p>0.703022</text:p>
              </table:table-cell>
              <table:table-cell office:value-type="float" office:value="0.728099">
                <text:p>0.728099</text:p>
              </table:table-cell>
              <table:table-cell office:value-type="float" office:value="0.693292">
                <text:p>0.69329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11948">
                <text:p>0.611948</text:p>
              </table:table-cell>
              <table:table-cell office:value-type="float" office:value="0.694262">
                <text:p>0.694262</text:p>
              </table:table-cell>
              <table:table-cell office:value-type="float" office:value="0.699528">
                <text:p>0.6995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14">
                <text:p>0.704014</text:p>
              </table:table-cell>
              <table:table-cell office:value-type="float" office:value="0.728099">
                <text:p>0.728099</text:p>
              </table:table-cell>
              <table:table-cell office:value-type="float" office:value="0.690975">
                <text:p>0.69097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76718">
                <text:p>0.676718</text:p>
              </table:table-cell>
              <table:table-cell office:value-type="float" office:value="0.696812">
                <text:p>0.6968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47">
                <text:p>0.7064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78985">
                <text:p>0.678985</text:p>
              </table:table-cell>
              <table:table-cell office:value-type="float" office:value="0.695041">
                <text:p>0.695041</text:p>
              </table:table-cell>
              <table:table-cell office:value-type="float" office:value="0.699032">
                <text:p>0.6990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89">
                <text:p>0.70698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005">
                <text:p>0.69800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6765">
                <text:p>0.676765</text:p>
              </table:table-cell>
              <table:table-cell office:value-type="float" office:value="0.69549">
                <text:p>0.69549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56">
                <text:p>0.70415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587">
                <text:p>0.6975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78536">
                <text:p>0.678536</text:p>
              </table:table-cell>
              <table:table-cell office:value-type="float" office:value="0.695041">
                <text:p>0.695041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09">
                <text:p>0.70410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95">
                <text:p>0.69769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73766">
                <text:p>0.673766</text:p>
              </table:table-cell>
              <table:table-cell office:value-type="float" office:value="0.694427">
                <text:p>0.694427</text:p>
              </table:table-cell>
              <table:table-cell office:value-type="float" office:value="0.699362">
                <text:p>0.6993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77">
                <text:p>0.7050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63">
                <text:p>0.69726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72043">
                <text:p>0.672043</text:p>
              </table:table-cell>
              <table:table-cell office:value-type="float" office:value="0.692302">
                <text:p>0.692302</text:p>
              </table:table-cell>
              <table:table-cell office:value-type="float" office:value="0.697568">
                <text:p>0.697568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708">
                <text:p>0.69670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63731">
                <text:p>0.663731</text:p>
              </table:table-cell>
              <table:table-cell office:value-type="float" office:value="0.691311">
                <text:p>0.691311</text:p>
              </table:table-cell>
              <table:table-cell office:value-type="float" office:value="0.696482">
                <text:p>0.696482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41">
                <text:p>0.70484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599">
                <text:p>0.6955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52987">
                <text:p>0.652987</text:p>
              </table:table-cell>
              <table:table-cell office:value-type="float" office:value="0.689469">
                <text:p>0.689469</text:p>
              </table:table-cell>
              <table:table-cell office:value-type="float" office:value="0.696175">
                <text:p>0.69617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42">
                <text:p>0.70354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201">
                <text:p>0.69420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6758">
                <text:p>0.66758</text:p>
              </table:table-cell>
              <table:table-cell office:value-type="float" office:value="0.689516">
                <text:p>0.689516</text:p>
              </table:table-cell>
              <table:table-cell office:value-type="float" office:value="0.695041">
                <text:p>0.695041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03">
                <text:p>0.70420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83">
                <text:p>0.69548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73129">
                <text:p>0.673129</text:p>
              </table:table-cell>
              <table:table-cell office:value-type="float" office:value="0.690815">
                <text:p>0.690815</text:p>
              </table:table-cell>
              <table:table-cell office:value-type="float" office:value="0.695372">
                <text:p>0.695372</text:p>
              </table:table-cell>
              <table:table-cell office:value-type="float" office:value="0.698607">
                <text:p>0.6986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205">
                <text:p>0.69620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74333">
                <text:p>0.674333</text:p>
              </table:table-cell>
              <table:table-cell office:value-type="float" office:value="0.690083">
                <text:p>0.690083</text:p>
              </table:table-cell>
              <table:table-cell office:value-type="float" office:value="0.695277">
                <text:p>0.695277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25">
                <text:p>0.70382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272">
                <text:p>0.6962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75915">
                <text:p>0.675915</text:p>
              </table:table-cell>
              <table:table-cell office:value-type="float" office:value="0.693459">
                <text:p>0.693459</text:p>
              </table:table-cell>
              <table:table-cell office:value-type="float" office:value="0.697804">
                <text:p>0.697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02">
                <text:p>0.70550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68">
                <text:p>0.69726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73011">
                <text:p>0.673011</text:p>
              </table:table-cell>
              <table:table-cell office:value-type="float" office:value="0.693388">
                <text:p>0.693388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48">
                <text:p>0.70514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963">
                <text:p>0.6969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49138">
                <text:p>0.649138</text:p>
              </table:table-cell>
              <table:table-cell office:value-type="float" office:value="0.69039">
                <text:p>0.69039</text:p>
              </table:table-cell>
              <table:table-cell office:value-type="float" office:value="0.696009">
                <text:p>0.696009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52">
                <text:p>0.70295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816">
                <text:p>0.69381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68855">
                <text:p>0.668855</text:p>
              </table:table-cell>
              <table:table-cell office:value-type="float" office:value="0.693932">
                <text:p>0.693932</text:p>
              </table:table-cell>
              <table:table-cell office:value-type="float" office:value="0.6983">
                <text:p>0.6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93">
                <text:p>0.70309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418">
                <text:p>0.6964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75159">
                <text:p>0.675159</text:p>
              </table:table-cell>
              <table:table-cell office:value-type="float" office:value="0.693955">
                <text:p>0.693955</text:p>
              </table:table-cell>
              <table:table-cell office:value-type="float" office:value="0.697639">
                <text:p>0.697639</text:p>
              </table:table-cell>
              <table:table-cell office:value-type="float" office:value="0.699787">
                <text:p>0.6997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47">
                <text:p>0.70344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999">
                <text:p>0.696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70508">
                <text:p>0.670508</text:p>
              </table:table-cell>
              <table:table-cell office:value-type="float" office:value="0.694357">
                <text:p>0.694357</text:p>
              </table:table-cell>
              <table:table-cell office:value-type="float" office:value="0.698323">
                <text:p>0.698323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29">
                <text:p>0.70332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64">
                <text:p>0.6966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55655">
                <text:p>0.655655</text:p>
              </table:table-cell>
              <table:table-cell office:value-type="float" office:value="0.692704">
                <text:p>0.692704</text:p>
              </table:table-cell>
              <table:table-cell office:value-type="float" office:value="0.697969">
                <text:p>0.697969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959">
                <text:p>0.69495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66045">
                <text:p>0.666045</text:p>
              </table:table-cell>
              <table:table-cell office:value-type="float" office:value="0.693294">
                <text:p>0.693294</text:p>
              </table:table-cell>
              <table:table-cell office:value-type="float" office:value="0.697332">
                <text:p>0.697332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901">
                <text:p>0.69590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74498">
                <text:p>0.674498</text:p>
              </table:table-cell>
              <table:table-cell office:value-type="float" office:value="0.692656">
                <text:p>0.692656</text:p>
              </table:table-cell>
              <table:table-cell office:value-type="float" office:value="0.697875">
                <text:p>0.697875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76">
                <text:p>0.6967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77072">
                <text:p>0.677072</text:p>
              </table:table-cell>
              <table:table-cell office:value-type="float" office:value="0.693672">
                <text:p>0.693672</text:p>
              </table:table-cell>
              <table:table-cell office:value-type="float" office:value="0.698796">
                <text:p>0.6987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92">
                <text:p>0.70269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23">
                <text:p>0.69722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52137">
                <text:p>0.652137</text:p>
              </table:table-cell>
              <table:table-cell office:value-type="float" office:value="0.692066">
                <text:p>0.692066</text:p>
              </table:table-cell>
              <table:table-cell office:value-type="float" office:value="0.696553">
                <text:p>0.696553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14">
                <text:p>0.70401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449">
                <text:p>0.69444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51287">
                <text:p>0.651287</text:p>
              </table:table-cell>
              <table:table-cell office:value-type="float" office:value="0.690767">
                <text:p>0.690767</text:p>
              </table:table-cell>
              <table:table-cell office:value-type="float" office:value="0.696364">
                <text:p>0.696364</text:p>
              </table:table-cell>
              <table:table-cell office:value-type="float" office:value="0.699764">
                <text:p>0.6997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">
                <text:p>0.705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328">
                <text:p>0.6943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62928">
                <text:p>0.662928</text:p>
              </table:table-cell>
              <table:table-cell office:value-type="float" office:value="0.689847">
                <text:p>0.689847</text:p>
              </table:table-cell>
              <table:table-cell office:value-type="float" office:value="0.696789">
                <text:p>0.696789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43">
                <text:p>0.69544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5941">
                <text:p>0.65941</text:p>
              </table:table-cell>
              <table:table-cell office:value-type="float" office:value="0.686399">
                <text:p>0.686399</text:p>
              </table:table-cell>
              <table:table-cell office:value-type="float" office:value="0.693719">
                <text:p>0.693719</text:p>
              </table:table-cell>
              <table:table-cell office:value-type="float" office:value="0.698985">
                <text:p>0.6989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13">
                <text:p>0.70361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213">
                <text:p>0.69421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49823">
                <text:p>0.649823</text:p>
              </table:table-cell>
              <table:table-cell office:value-type="float" office:value="0.684746">
                <text:p>0.684746</text:p>
              </table:table-cell>
              <table:table-cell office:value-type="float" office:value="0.693058">
                <text:p>0.693058</text:p>
              </table:table-cell>
              <table:table-cell office:value-type="float" office:value="0.698725">
                <text:p>0.6987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015">
                <text:p>0.69301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67839">
                <text:p>0.667839</text:p>
              </table:table-cell>
              <table:table-cell office:value-type="float" office:value="0.690626">
                <text:p>0.690626</text:p>
              </table:table-cell>
              <table:table-cell office:value-type="float" office:value="0.696269">
                <text:p>0.696269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1">
                <text:p>0.70406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75">
                <text:p>0.6958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6588">
                <text:p>0.666588</text:p>
              </table:table-cell>
              <table:table-cell office:value-type="float" office:value="0.689965">
                <text:p>0.689965</text:p>
              </table:table-cell>
              <table:table-cell office:value-type="float" office:value="0.694829">
                <text:p>0.694829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59">
                <text:p>0.70325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14">
                <text:p>0.6954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64628">
                <text:p>0.664628</text:p>
              </table:table-cell>
              <table:table-cell office:value-type="float" office:value="0.691311">
                <text:p>0.691311</text:p>
              </table:table-cell>
              <table:table-cell office:value-type="float" office:value="0.696671">
                <text:p>0.696671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38">
                <text:p>0.70233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57">
                <text:p>0.69545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50909">
                <text:p>0.650909</text:p>
              </table:table-cell>
              <table:table-cell office:value-type="float" office:value="0.690579">
                <text:p>0.690579</text:p>
              </table:table-cell>
              <table:table-cell office:value-type="float" office:value="0.695726">
                <text:p>0.695726</text:p>
              </table:table-cell>
              <table:table-cell office:value-type="float" office:value="0.699386">
                <text:p>0.6993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917">
                <text:p>0.69391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69799">
                <text:p>0.669799</text:p>
              </table:table-cell>
              <table:table-cell office:value-type="float" office:value="0.691074">
                <text:p>0.691074</text:p>
              </table:table-cell>
              <table:table-cell office:value-type="float" office:value="0.695584">
                <text:p>0.695584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">
                <text:p>0.703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72">
                <text:p>0.69587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74144">
                <text:p>0.674144</text:p>
              </table:table-cell>
              <table:table-cell office:value-type="float" office:value="0.691476">
                <text:p>0.691476</text:p>
              </table:table-cell>
              <table:table-cell office:value-type="float" office:value="0.696104">
                <text:p>0.696104</text:p>
              </table:table-cell>
              <table:table-cell office:value-type="float" office:value="0.699457">
                <text:p>0.6994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34">
                <text:p>0.70283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401">
                <text:p>0.69640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783">
                <text:p>0.6783</text:p>
              </table:table-cell>
              <table:table-cell office:value-type="float" office:value="0.690838">
                <text:p>0.690838</text:p>
              </table:table-cell>
              <table:table-cell office:value-type="float" office:value="0.69497">
                <text:p>0.69497</text:p>
              </table:table-cell>
              <table:table-cell office:value-type="float" office:value="0.699103">
                <text:p>0.6991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99">
                <text:p>0.70299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621">
                <text:p>0.69662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71617">
                <text:p>0.671617</text:p>
              </table:table-cell>
              <table:table-cell office:value-type="float" office:value="0.691287">
                <text:p>0.691287</text:p>
              </table:table-cell>
              <table:table-cell office:value-type="float" office:value="0.695443">
                <text:p>0.695443</text:p>
              </table:table-cell>
              <table:table-cell office:value-type="float" office:value="0.698536">
                <text:p>0.6985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49">
                <text:p>0.70384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073">
                <text:p>0.69607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68737">
                <text:p>0.668737</text:p>
              </table:table-cell>
              <table:table-cell office:value-type="float" office:value="0.690956">
                <text:p>0.690956</text:p>
              </table:table-cell>
              <table:table-cell office:value-type="float" office:value="0.695254">
                <text:p>0.695254</text:p>
              </table:table-cell>
              <table:table-cell office:value-type="float" office:value="0.698819">
                <text:p>0.6988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46">
                <text:p>0.70474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51">
                <text:p>0.6958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66116">
                <text:p>0.666116</text:p>
              </table:table-cell>
              <table:table-cell office:value-type="float" office:value="0.691169">
                <text:p>0.691169</text:p>
              </table:table-cell>
              <table:table-cell office:value-type="float" office:value="0.695065">
                <text:p>0.695065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532">
                <text:p>0.69553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69799">
                <text:p>0.669799</text:p>
              </table:table-cell>
              <table:table-cell office:value-type="float" office:value="0.690083">
                <text:p>0.690083</text:p>
              </table:table-cell>
              <table:table-cell office:value-type="float" office:value="0.694262">
                <text:p>0.694262</text:p>
              </table:table-cell>
              <table:table-cell office:value-type="float" office:value="0.698276">
                <text:p>0.6982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54">
                <text:p>0.6955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66753">
                <text:p>0.666753</text:p>
              </table:table-cell>
              <table:table-cell office:value-type="float" office:value="0.688595">
                <text:p>0.688595</text:p>
              </table:table-cell>
              <table:table-cell office:value-type="float" office:value="0.693483">
                <text:p>0.693483</text:p>
              </table:table-cell>
              <table:table-cell office:value-type="float" office:value="0.698276">
                <text:p>0.6982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34">
                <text:p>0.70283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994">
                <text:p>0.69499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63872">
                <text:p>0.663872</text:p>
              </table:table-cell>
              <table:table-cell office:value-type="float" office:value="0.688666">
                <text:p>0.688666</text:p>
              </table:table-cell>
              <table:table-cell office:value-type="float" office:value="0.694168">
                <text:p>0.694168</text:p>
              </table:table-cell>
              <table:table-cell office:value-type="float" office:value="0.697733">
                <text:p>0.697733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77">
                <text:p>0.7050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942">
                <text:p>0.69494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64793">
                <text:p>0.664793</text:p>
              </table:table-cell>
              <table:table-cell office:value-type="float" office:value="0.685927">
                <text:p>0.685927</text:p>
              </table:table-cell>
              <table:table-cell office:value-type="float" office:value="0.692963">
                <text:p>0.692963</text:p>
              </table:table-cell>
              <table:table-cell office:value-type="float" office:value="0.697072">
                <text:p>0.697072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52">
                <text:p>0.70635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659">
                <text:p>0.69465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60921">
                <text:p>0.660921</text:p>
              </table:table-cell>
              <table:table-cell office:value-type="float" office:value="0.686092">
                <text:p>0.686092</text:p>
              </table:table-cell>
              <table:table-cell office:value-type="float" office:value="0.692798">
                <text:p>0.692798</text:p>
              </table:table-cell>
              <table:table-cell office:value-type="float" office:value="0.696978">
                <text:p>0.696978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92">
                <text:p>0.70439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068">
                <text:p>0.69406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73412">
                <text:p>0.673412</text:p>
              </table:table-cell>
              <table:table-cell office:value-type="float" office:value="0.690224">
                <text:p>0.690224</text:p>
              </table:table-cell>
              <table:table-cell office:value-type="float" office:value="0.695254">
                <text:p>0.695254</text:p>
              </table:table-cell>
              <table:table-cell office:value-type="float" office:value="0.698276">
                <text:p>0.6982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113">
                <text:p>0.69611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69492">
                <text:p>0.669492</text:p>
              </table:table-cell>
              <table:table-cell office:value-type="float" office:value="0.689185">
                <text:p>0.689185</text:p>
              </table:table-cell>
              <table:table-cell office:value-type="float" office:value="0.694569">
                <text:p>0.694569</text:p>
              </table:table-cell>
              <table:table-cell office:value-type="float" office:value="0.697662">
                <text:p>0.697662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1">
                <text:p>0.7045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537">
                <text:p>0.6955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68689">
                <text:p>0.668689</text:p>
              </table:table-cell>
              <table:table-cell office:value-type="float" office:value="0.687509">
                <text:p>0.687509</text:p>
              </table:table-cell>
              <table:table-cell office:value-type="float" office:value="0.694805">
                <text:p>0.694805</text:p>
              </table:table-cell>
              <table:table-cell office:value-type="float" office:value="0.698158">
                <text:p>0.6981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56">
                <text:p>0.70245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162">
                <text:p>0.69516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50626">
                <text:p>0.650626</text:p>
              </table:table-cell>
              <table:table-cell office:value-type="float" office:value="0.688878">
                <text:p>0.688878</text:p>
              </table:table-cell>
              <table:table-cell office:value-type="float" office:value="0.69497">
                <text:p>0.69497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29">
                <text:p>0.70332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582">
                <text:p>0.69358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51358">
                <text:p>0.651358</text:p>
              </table:table-cell>
              <table:table-cell office:value-type="float" office:value="0.69039">
                <text:p>0.69039</text:p>
              </table:table-cell>
              <table:table-cell office:value-type="float" office:value="0.694805">
                <text:p>0.694805</text:p>
              </table:table-cell>
              <table:table-cell office:value-type="float" office:value="0.698371">
                <text:p>0.6983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972">
                <text:p>0.69397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47509">
                <text:p>0.647509</text:p>
              </table:table-cell>
              <table:table-cell office:value-type="float" office:value="0.690059">
                <text:p>0.690059</text:p>
              </table:table-cell>
              <table:table-cell office:value-type="float" office:value="0.695325">
                <text:p>0.695325</text:p>
              </table:table-cell>
              <table:table-cell office:value-type="float" office:value="0.698937">
                <text:p>0.6989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24">
                <text:p>0.70342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525">
                <text:p>0.69352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58961">
                <text:p>0.658961</text:p>
              </table:table-cell>
              <table:table-cell office:value-type="float" office:value="0.690933">
                <text:p>0.690933</text:p>
              </table:table-cell>
              <table:table-cell office:value-type="float" office:value="0.696647">
                <text:p>0.696647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53">
                <text:p>0.7033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89">
                <text:p>0.6948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44817">
                <text:p>0.644817</text:p>
              </table:table-cell>
              <table:table-cell office:value-type="float" office:value="0.69013">
                <text:p>0.69013</text:p>
              </table:table-cell>
              <table:table-cell office:value-type="float" office:value="0.694569">
                <text:p>0.694569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058">
                <text:p>0.69305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60921">
                <text:p>0.660921</text:p>
              </table:table-cell>
              <table:table-cell office:value-type="float" office:value="0.689256">
                <text:p>0.689256</text:p>
              </table:table-cell>
              <table:table-cell office:value-type="float" office:value="0.69379">
                <text:p>0.69379</text:p>
              </table:table-cell>
              <table:table-cell office:value-type="float" office:value="0.697733">
                <text:p>0.6977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3">
                <text:p>0.70276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446">
                <text:p>0.69444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50531">
                <text:p>0.650531</text:p>
              </table:table-cell>
              <table:table-cell office:value-type="float" office:value="0.690272">
                <text:p>0.690272</text:p>
              </table:table-cell>
              <table:table-cell office:value-type="float" office:value="0.694427">
                <text:p>0.694427</text:p>
              </table:table-cell>
              <table:table-cell office:value-type="float" office:value="0.698229">
                <text:p>0.6982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575">
                <text:p>0.69357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4706">
                <text:p>0.64706</text:p>
              </table:table-cell>
              <table:table-cell office:value-type="float" office:value="0.690791">
                <text:p>0.690791</text:p>
              </table:table-cell>
              <table:table-cell office:value-type="float" office:value="0.694498">
                <text:p>0.694498</text:p>
              </table:table-cell>
              <table:table-cell office:value-type="float" office:value="0.69863">
                <text:p>0.698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6">
                <text:p>0.7036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464">
                <text:p>0.69346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47367">
                <text:p>0.647367</text:p>
              </table:table-cell>
              <table:table-cell office:value-type="float" office:value="0.691098">
                <text:p>0.691098</text:p>
              </table:table-cell>
              <table:table-cell office:value-type="float" office:value="0.694286">
                <text:p>0.694286</text:p>
              </table:table-cell>
              <table:table-cell office:value-type="float" office:value="0.699244">
                <text:p>0.6992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74">
                <text:p>0.70427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627">
                <text:p>0.69362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65171">
                <text:p>0.665171</text:p>
              </table:table-cell>
              <table:table-cell office:value-type="float" office:value="0.691641">
                <text:p>0.691641</text:p>
              </table:table-cell>
              <table:table-cell office:value-type="float" office:value="0.697025">
                <text:p>0.69702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41">
                <text:p>0.70484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51">
                <text:p>0.69585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57473">
                <text:p>0.657473</text:p>
              </table:table-cell>
              <table:table-cell office:value-type="float" office:value="0.689776">
                <text:p>0.689776</text:p>
              </table:table-cell>
              <table:table-cell office:value-type="float" office:value="0.698087">
                <text:p>0.6980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68">
                <text:p>0.70436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97">
                <text:p>0.6949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50342">
                <text:p>0.650342</text:p>
              </table:table-cell>
              <table:table-cell office:value-type="float" office:value="0.690508">
                <text:p>0.690508</text:p>
              </table:table-cell>
              <table:table-cell office:value-type="float" office:value="0.698749">
                <text:p>0.6987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357">
                <text:p>0.69435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56812">
                <text:p>0.656812</text:p>
              </table:table-cell>
              <table:table-cell office:value-type="float" office:value="0.69412">
                <text:p>0.69412</text:p>
              </table:table-cell>
              <table:table-cell office:value-type="float" office:value="0.699268">
                <text:p>0.6992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75">
                <text:p>0.70467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88">
                <text:p>0.69548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73813">
                <text:p>0.673813</text:p>
              </table:table-cell>
              <table:table-cell office:value-type="float" office:value="0.694782">
                <text:p>0.694782</text:p>
              </table:table-cell>
              <table:table-cell office:value-type="float" office:value="0.699481">
                <text:p>0.69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8">
                <text:p>0.70351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159">
                <text:p>0.69715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76316">
                <text:p>0.676316</text:p>
              </table:table-cell>
              <table:table-cell office:value-type="float" office:value="0.69353">
                <text:p>0.69353</text:p>
              </table:table-cell>
              <table:table-cell office:value-type="float" office:value="0.698017">
                <text:p>0.698017</text:p>
              </table:table-cell>
              <table:table-cell office:value-type="float" office:value="0.699858">
                <text:p>0.6998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8">
                <text:p>0.70318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091">
                <text:p>0.69709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82007">
                <text:p>0.682007</text:p>
              </table:table-cell>
              <table:table-cell office:value-type="float" office:value="0.694545">
                <text:p>0.694545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2">
                <text:p>0.70210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733">
                <text:p>0.69773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83093">
                <text:p>0.683093</text:p>
              </table:table-cell>
              <table:table-cell office:value-type="float" office:value="0.693766">
                <text:p>0.693766</text:p>
              </table:table-cell>
              <table:table-cell office:value-type="float" office:value="0.69863">
                <text:p>0.698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75">
                <text:p>0.6977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80236">
                <text:p>0.680236</text:p>
              </table:table-cell>
              <table:table-cell office:value-type="float" office:value="0.693318">
                <text:p>0.693318</text:p>
              </table:table-cell>
              <table:table-cell office:value-type="float" office:value="0.697946">
                <text:p>0.6979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42">
                <text:p>0.70184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334">
                <text:p>0.69733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79268">
                <text:p>0.679268</text:p>
              </table:table-cell>
              <table:table-cell office:value-type="float" office:value="0.693341">
                <text:p>0.693341</text:p>
              </table:table-cell>
              <table:table-cell office:value-type="float" office:value="0.699197">
                <text:p>0.6991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81">
                <text:p>0.70288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469">
                <text:p>0.69746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62692">
                <text:p>0.662692</text:p>
              </table:table-cell>
              <table:table-cell office:value-type="float" office:value="0.694262">
                <text:p>0.694262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68">
                <text:p>0.70266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913">
                <text:p>0.69591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82125">
                <text:p>0.682125</text:p>
              </table:table-cell>
              <table:table-cell office:value-type="float" office:value="0.693318">
                <text:p>0.693318</text:p>
              </table:table-cell>
              <table:table-cell office:value-type="float" office:value="0.698418">
                <text:p>0.6984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587">
                <text:p>0.69758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86068">
                <text:p>0.686068</text:p>
              </table:table-cell>
              <table:table-cell office:value-type="float" office:value="0.696765">
                <text:p>0.696765</text:p>
              </table:table-cell>
              <table:table-cell office:value-type="float" office:value="0.699906">
                <text:p>0.6999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571">
                <text:p>0.69857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68973">
                <text:p>0.668973</text:p>
              </table:table-cell>
              <table:table-cell office:value-type="float" office:value="0.697237">
                <text:p>0.6972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15">
                <text:p>0.70271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893">
                <text:p>0.69689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88713">
                <text:p>0.688713</text:p>
              </table:table-cell>
              <table:table-cell office:value-type="float" office:value="0.698205">
                <text:p>0.6982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89">
                <text:p>0.698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90319">
                <text:p>0.690319</text:p>
              </table:table-cell>
              <table:table-cell office:value-type="float" office:value="0.697403">
                <text:p>0.6974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013">
                <text:p>0.69901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87792">
                <text:p>0.687792</text:p>
              </table:table-cell>
              <table:table-cell office:value-type="float" office:value="0.698819">
                <text:p>0.6988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09">
                <text:p>0.70240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902">
                <text:p>0.69890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8758">
                <text:p>0.68758</text:p>
              </table:table-cell>
              <table:table-cell office:value-type="float" office:value="0.698914">
                <text:p>0.6989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6">
                <text:p>0.70219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869">
                <text:p>0.6988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81393">
                <text:p>0.68139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86">
                <text:p>0.70278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335">
                <text:p>0.69833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71004">
                <text:p>0.671004</text:p>
              </table:table-cell>
              <table:table-cell office:value-type="float" office:value="0.699362">
                <text:p>0.6993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04">
                <text:p>0.6972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77969">
                <text:p>0.6779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965">
                <text:p>0.69796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86352">
                <text:p>0.686352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65">
                <text:p>0.70186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815">
                <text:p>0.69881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58205">
                <text:p>0.658205</text:p>
              </table:table-cell>
              <table:table-cell office:value-type="float" office:value="0.699929">
                <text:p>0.6999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981">
                <text:p>0.69598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90673">
                <text:p>0.6906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237">
                <text:p>0.69923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96836">
                <text:p>0.6968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24">
                <text:p>0.70172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856">
                <text:p>0.69985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56387">
                <text:p>0.6563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903">
                <text:p>0.6959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94191">
                <text:p>0.6941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47">
                <text:p>0.70174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594">
                <text:p>0.69959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88264">
                <text:p>0.688264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985">
                <text:p>0.69898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67438">
                <text:p>0.667438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77">
                <text:p>0.70167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885">
                <text:p>0.69688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68855">
                <text:p>0.668855</text:p>
              </table:table-cell>
              <table:table-cell office:value-type="float" office:value="0.699882">
                <text:p>0.6998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039">
                <text:p>0.6970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13601">
                <text:p>0.613601</text:p>
              </table:table-cell>
              <table:table-cell office:value-type="float" office:value="0.699953">
                <text:p>0.6999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1521">
                <text:p>0.69152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74475">
                <text:p>0.6744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13">
                <text:p>0.69761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76411">
                <text:p>0.6764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972">
                <text:p>0.69797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95089">
                <text:p>0.6950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674">
                <text:p>0.69967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95325">
                <text:p>0.6953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698">
                <text:p>0.69969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71074">
                <text:p>0.671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73">
                <text:p>0.69727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7046">
                <text:p>0.670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211">
                <text:p>0.69721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86446">
                <text:p>0.686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893">
                <text:p>0.69889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88784">
                <text:p>0.6887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64">
                <text:p>0.70316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195">
                <text:p>0.69919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87344">
                <text:p>0.6873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982">
                <text:p>0.6989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3908">
                <text:p>0.6739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74">
                <text:p>0.70257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48">
                <text:p>0.69764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9013">
                <text:p>0.690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1">
                <text:p>0.70177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19">
                <text:p>0.6991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92043">
                <text:p>0.6920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452">
                <text:p>0.69945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92491">
                <text:p>0.6924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95">
                <text:p>0.70179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429">
                <text:p>0.69942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7549">
                <text:p>0.675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">
                <text:p>0.703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856">
                <text:p>0.69785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94711">
                <text:p>0.694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17">
                <text:p>0.7031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783">
                <text:p>0.6997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94357">
                <text:p>0.6943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9">
                <text:p>0.7022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665">
                <text:p>0.69966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92161">
                <text:p>0.6921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">
                <text:p>0.703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523">
                <text:p>0.69952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77426">
                <text:p>0.6774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">
                <text:p>0.703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05">
                <text:p>0.6980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87603">
                <text:p>0.687603</text:p>
              </table:table-cell>
              <table:table-cell office:value-type="float" office:value="0.699717">
                <text:p>0.6997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897">
                <text:p>0.6988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77851">
                <text:p>0.67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43">
                <text:p>0.70224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009">
                <text:p>0.69800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8758">
                <text:p>0.687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923">
                <text:p>0.69892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5856">
                <text:p>0.658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187">
                <text:p>0.69618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90059">
                <text:p>0.6900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171">
                <text:p>0.69917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74734">
                <text:p>0.6747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39">
                <text:p>0.6976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56482">
                <text:p>0.6564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18">
                <text:p>0.69581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802">
                <text:p>0.69980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98135">
                <text:p>0.6981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979">
                <text:p>0.69997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97639">
                <text:p>0.6976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929">
                <text:p>0.69992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76364">
                <text:p>0.67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884">
                <text:p>0.697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96009">
                <text:p>0.6960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766">
                <text:p>0.69976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74073">
                <text:p>0.6740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55">
                <text:p>0.69765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95466">
                <text:p>0.6954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795">
                <text:p>0.69979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92987">
                <text:p>0.6929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547">
                <text:p>0.69954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75773">
                <text:p>0.6757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825">
                <text:p>0.69782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94357">
                <text:p>0.6943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601">
                <text:p>0.69960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96836">
                <text:p>0.6968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849">
                <text:p>0.69984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98489">
                <text:p>0.6984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700014">
                <text:p>0.70001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9804">
                <text:p>0.698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969">
                <text:p>0.69996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77072">
                <text:p>0.6770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872">
                <text:p>0.69787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98064">
                <text:p>0.6980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972">
                <text:p>0.69997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98465">
                <text:p>0.6984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700094">
                <text:p>0.70009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95797">
                <text:p>0.6957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828">
                <text:p>0.69982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94734">
                <text:p>0.6947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03">
                <text:p>0.70250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724">
                <text:p>0.6997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7379">
                <text:p>0.673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627">
                <text:p>0.69762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75348">
                <text:p>0.6753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783">
                <text:p>0.69778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949">
                <text:p>0.69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655">
                <text:p>0.69965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63589">
                <text:p>0.6635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07">
                <text:p>0.7020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56">
                <text:p>0.6965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87981">
                <text:p>0.6879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4">
                <text:p>0.70205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004">
                <text:p>0.69900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8876">
                <text:p>0.68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046">
                <text:p>0.69904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28052">
                <text:p>0.6280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">
                <text:p>0.701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2975">
                <text:p>0.69297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92373">
                <text:p>0.6923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485">
                <text:p>0.69948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84534">
                <text:p>0.6845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8701">
                <text:p>0.69870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7497">
                <text:p>0.67497</text:p>
              </table:table-cell>
              <table:table-cell office:value-type="float" office:value="0.699622">
                <text:p>0.6996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7707">
                <text:p>0.69770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6673">
                <text:p>0.66673</text:p>
              </table:table-cell>
              <table:table-cell office:value-type="float" office:value="0.69974">
                <text:p>0.699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812">
                <text:p>0.69681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89091">
                <text:p>0.68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157">
                <text:p>0.69915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9209">
                <text:p>0.692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457">
                <text:p>0.69945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88288">
                <text:p>0.6882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077">
                <text:p>0.69907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90059">
                <text:p>0.6900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171">
                <text:p>0.6991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91098">
                <text:p>0.6910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9275">
                <text:p>0.699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